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fo:background-color="#ffff99"/>
    </style:style>
    <style:style style:name="ce2" style:family="table-cell" style:parent-style-name="Default" style:data-style-name="N60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ce2"/>
        <table:table-column table:style-name="co4" table:default-cell-style-name="Default"/>
        <table:table-row table:style-name="ro1">
          <table:table-cell office:value-type="float" office:value="3000" calcext:value-type="float">
            <text:p>3000</text:p>
          </table:table-cell>
          <table:table-cell/>
          <table:table-cell table:style-name="Default" office:value-type="string" calcext:value-type="string">
            <text:p>yocto</text:p>
          </table:table-cell>
          <table:table-cell table:style-name="Default" office:value-type="string" calcext:value-type="string">
            <text:p>zepto</text:p>
          </table:table-cell>
          <table:table-cell table:style-name="Default" office:value-type="string" calcext:value-type="string">
            <text:p>atto</text:p>
          </table:table-cell>
          <table:table-cell table:style-name="Default" office:value-type="string" calcext:value-type="string">
            <text:p>femto</text:p>
          </table:table-cell>
          <table:table-cell table:style-name="Default" office:value-type="string" calcext:value-type="string">
            <text:p>pico</text:p>
          </table:table-cell>
          <table:table-cell table:style-name="Default" office:value-type="string" calcext:value-type="string">
            <text:p>nano</text:p>
          </table:table-cell>
          <table:table-cell table:style-name="Default" office:value-type="string" calcext:value-type="string">
            <text:p>micro</text:p>
          </table:table-cell>
          <table:table-cell table:style-name="Default" office:value-type="string" calcext:value-type="string">
            <text:p>milli</text:p>
          </table:table-cell>
          <table:table-cell table:style-name="Default" office:value-type="string" calcext:value-type="string">
            <text:p>centi</text:p>
          </table:table-cell>
          <table:table-cell table:style-name="Default" office:value-type="string" calcext:value-type="string">
            <text:p>deci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ca</text:p>
          </table:table-cell>
          <table:table-cell table:style-name="Default" office:value-type="string" calcext:value-type="string">
            <text:p>hecto</text:p>
          </table:table-cell>
          <table:table-cell table:style-name="Default" office:value-type="string" calcext:value-type="string">
            <text:p>kilo</text:p>
          </table:table-cell>
          <table:table-cell table:style-name="Default" office:value-type="string" calcext:value-type="string">
            <text:p>mega</text:p>
          </table:table-cell>
          <table:table-cell table:style-name="Default" office:value-type="string" calcext:value-type="string">
            <text:p>giga</text:p>
          </table:table-cell>
          <table:table-cell table:style-name="Default" office:value-type="string" calcext:value-type="string">
            <text:p>tera</text:p>
          </table:table-cell>
          <table:table-cell table:style-name="Default" office:value-type="string" calcext:value-type="string">
            <text:p>peta</text:p>
          </table:table-cell>
          <table:table-cell table:style-name="Default" office:value-type="string" calcext:value-type="string">
            <text:p>exa</text:p>
          </table:table-cell>
          <table:table-cell table:style-name="Default" office:value-type="string" calcext:value-type="string">
            <text:p>zetta</text:p>
          </table:table-cell>
          <table:table-cell table:style-name="Default" office:value-type="string" calcext:value-type="string">
            <text:p>yott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float" office:value="-24" calcext:value-type="float">
            <text:p>-24</text:p>
          </table:table-cell>
          <table:table-cell table:style-name="Default" office:value-type="float" office:value="-21" calcext:value-type="float">
            <text:p>-21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-9" calcext:value-type="float">
            <text:p>-9</text:p>
          </table:table-cell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$C1]" office:value-type="string" office:string-value="yocto" calcext:value-type="string">
            <text:p>yocto</text:p>
          </table:table-cell>
          <table:table-cell table:formula="of:=[.$C2]" office:value-type="float" office:value="-24" calcext:value-type="float">
            <text:p>-24</text:p>
          </table:table-cell>
          <table:table-cell table:style-name="ce1" table:formula="of:=[.$A$1] * POWER(10; ([.$B3]-[.C$2]))" office:value-type="float" office:value="3000" calcext:value-type="float">
            <text:p>3.00E+003</text:p>
          </table:table-cell>
          <table:table-cell table:formula="of:=[.$A$1] * POWER(10; ([.$B3]-[.D$2]))" office:value-type="float" office:value="3" calcext:value-type="float">
            <text:p>3.00E+000</text:p>
          </table:table-cell>
          <table:table-cell table:formula="of:=[.$A$1] * POWER(10; ([.$B3]-[.E$2]))" office:value-type="float" office:value="0.003" calcext:value-type="float">
            <text:p>3.00E-003</text:p>
          </table:table-cell>
          <table:table-cell table:formula="of:=[.$A$1] * POWER(10; ([.$B3]-[.F$2]))" office:value-type="float" office:value="0.000003" calcext:value-type="float">
            <text:p>3.00E-006</text:p>
          </table:table-cell>
          <table:table-cell table:formula="of:=[.$A$1] * POWER(10; ([.$B3]-[.G$2]))" office:value-type="float" office:value="0.000000003" calcext:value-type="float">
            <text:p>3.00E-009</text:p>
          </table:table-cell>
          <table:table-cell table:formula="of:=[.$A$1] * POWER(10; ([.$B3]-[.H$2]))" office:value-type="float" office:value="0.000000000003" calcext:value-type="float">
            <text:p>3.00E-012</text:p>
          </table:table-cell>
          <table:table-cell table:formula="of:=[.$A$1] * POWER(10; ([.$B3]-[.I$2]))" office:value-type="float" office:value="3E-015" calcext:value-type="float">
            <text:p>3.00E-015</text:p>
          </table:table-cell>
          <table:table-cell table:style-name="ce1" table:formula="of:=[.$A$1] * POWER(10; ([.$B3]-[.J$2]))" office:value-type="float" office:value="3E-018" calcext:value-type="float">
            <text:p>3.00E-018</text:p>
          </table:table-cell>
          <table:table-cell table:formula="of:=[.$A$1] * POWER(10; ([.$B3]-[.K$2]))" office:value-type="float" office:value="3E-019" calcext:value-type="float">
            <text:p>3.00E-019</text:p>
          </table:table-cell>
          <table:table-cell table:style-name="ce1" table:formula="of:=[.$A$1] * POWER(10; ([.$B3]-[.L$2]))" office:value-type="float" office:value="3E-020" calcext:value-type="float">
            <text:p>3.00E-020</text:p>
          </table:table-cell>
          <table:table-cell table:formula="of:=[.$A$1] * POWER(10; ([.$B3]-[.M$2]))" office:value-type="float" office:value="3E-021" calcext:value-type="float">
            <text:p>3.00E-021</text:p>
          </table:table-cell>
          <table:table-cell table:style-name="ce1" table:formula="of:=[.$A$1] * POWER(10; ([.$B3]-[.N$2]))" office:value-type="float" office:value="3E-022" calcext:value-type="float">
            <text:p>3.00E-022</text:p>
          </table:table-cell>
          <table:table-cell table:formula="of:=[.$A$1] * POWER(10; ([.$B3]-[.O$2]))" office:value-type="float" office:value="3E-023" calcext:value-type="float">
            <text:p>3.00E-023</text:p>
          </table:table-cell>
          <table:table-cell table:style-name="ce1" table:formula="of:=[.$A$1] * POWER(10; ([.$B3]-[.P$2]))" office:value-type="float" office:value="3E-024" calcext:value-type="float">
            <text:p>3.00E-024</text:p>
          </table:table-cell>
          <table:table-cell table:formula="of:=[.$A$1] * POWER(10; ([.$B3]-[.Q$2]))" office:value-type="float" office:value="3E-027" calcext:value-type="float">
            <text:p>3.00E-027</text:p>
          </table:table-cell>
          <table:table-cell table:formula="of:=[.$A$1] * POWER(10; ([.$B3]-[.R$2]))" office:value-type="float" office:value="3E-030" calcext:value-type="float">
            <text:p>3.00E-030</text:p>
          </table:table-cell>
          <table:table-cell table:formula="of:=[.$A$1] * POWER(10; ([.$B3]-[.S$2]))" office:value-type="float" office:value="3E-033" calcext:value-type="float">
            <text:p>3.00E-033</text:p>
          </table:table-cell>
          <table:table-cell table:formula="of:=[.$A$1] * POWER(10; ([.$B3]-[.T$2]))" office:value-type="float" office:value="3E-036" calcext:value-type="float">
            <text:p>3.00E-036</text:p>
          </table:table-cell>
          <table:table-cell table:formula="of:=[.$A$1] * POWER(10; ([.$B3]-[.U$2]))" office:value-type="float" office:value="3E-039" calcext:value-type="float">
            <text:p>3.00E-039</text:p>
          </table:table-cell>
          <table:table-cell table:formula="of:=[.$A$1] * POWER(10; ([.$B3]-[.V$2]))" office:value-type="float" office:value="3E-042" calcext:value-type="float">
            <text:p>3.00E-042</text:p>
          </table:table-cell>
          <table:table-cell table:formula="of:=[.$A$1] * POWER(10; ([.$B3]-[.W$2]))" office:value-type="float" office:value="3E-045" calcext:value-type="float">
            <text:p>3.00E-045</text:p>
          </table:table-cell>
          <table:table-cell/>
        </table:table-row>
        <table:table-row table:style-name="ro1">
          <table:table-cell table:formula="of:=[.$D1]" office:value-type="string" office:string-value="zepto" calcext:value-type="string">
            <text:p>zepto</text:p>
          </table:table-cell>
          <table:table-cell table:formula="of:=[.$D2]" office:value-type="float" office:value="-21" calcext:value-type="float">
            <text:p>-21</text:p>
          </table:table-cell>
          <table:table-cell table:style-name="ce1" table:formula="of:=[.$A$1] * POWER(10; ([.$B4]-[.C$2]))" office:value-type="float" office:value="3000000" calcext:value-type="float">
            <text:p>3.00E+006</text:p>
          </table:table-cell>
          <table:table-cell table:formula="of:=[.$A$1] * POWER(10; ([.$B4]-[.D$2]))" office:value-type="float" office:value="3000" calcext:value-type="float">
            <text:p>3.00E+003</text:p>
          </table:table-cell>
          <table:table-cell table:formula="of:=[.$A$1] * POWER(10; ([.$B4]-[.E$2]))" office:value-type="float" office:value="3" calcext:value-type="float">
            <text:p>3.00E+000</text:p>
          </table:table-cell>
          <table:table-cell table:formula="of:=[.$A$1] * POWER(10; ([.$B4]-[.F$2]))" office:value-type="float" office:value="0.003" calcext:value-type="float">
            <text:p>3.00E-003</text:p>
          </table:table-cell>
          <table:table-cell table:formula="of:=[.$A$1] * POWER(10; ([.$B4]-[.G$2]))" office:value-type="float" office:value="0.000003" calcext:value-type="float">
            <text:p>3.00E-006</text:p>
          </table:table-cell>
          <table:table-cell table:formula="of:=[.$A$1] * POWER(10; ([.$B4]-[.H$2]))" office:value-type="float" office:value="0.000000003" calcext:value-type="float">
            <text:p>3.00E-009</text:p>
          </table:table-cell>
          <table:table-cell table:formula="of:=[.$A$1] * POWER(10; ([.$B4]-[.I$2]))" office:value-type="float" office:value="0.000000000003" calcext:value-type="float">
            <text:p>3.00E-012</text:p>
          </table:table-cell>
          <table:table-cell table:formula="of:=[.$A$1] * POWER(10; ([.$B4]-[.J$2]))" office:value-type="float" office:value="3E-015" calcext:value-type="float">
            <text:p>3.00E-015</text:p>
          </table:table-cell>
          <table:table-cell table:formula="of:=[.$A$1] * POWER(10; ([.$B4]-[.K$2]))" office:value-type="float" office:value="3E-016" calcext:value-type="float">
            <text:p>3.00E-016</text:p>
          </table:table-cell>
          <table:table-cell table:formula="of:=[.$A$1] * POWER(10; ([.$B4]-[.L$2]))" office:value-type="float" office:value="3E-017" calcext:value-type="float">
            <text:p>3.00E-017</text:p>
          </table:table-cell>
          <table:table-cell table:formula="of:=[.$A$1] * POWER(10; ([.$B4]-[.M$2]))" office:value-type="float" office:value="3E-018" calcext:value-type="float">
            <text:p>3.00E-018</text:p>
          </table:table-cell>
          <table:table-cell table:formula="of:=[.$A$1] * POWER(10; ([.$B4]-[.N$2]))" office:value-type="float" office:value="3E-019" calcext:value-type="float">
            <text:p>3.00E-019</text:p>
          </table:table-cell>
          <table:table-cell table:formula="of:=[.$A$1] * POWER(10; ([.$B4]-[.O$2]))" office:value-type="float" office:value="3E-020" calcext:value-type="float">
            <text:p>3.00E-020</text:p>
          </table:table-cell>
          <table:table-cell table:formula="of:=[.$A$1] * POWER(10; ([.$B4]-[.P$2]))" office:value-type="float" office:value="3E-021" calcext:value-type="float">
            <text:p>3.00E-021</text:p>
          </table:table-cell>
          <table:table-cell table:formula="of:=[.$A$1] * POWER(10; ([.$B4]-[.Q$2]))" office:value-type="float" office:value="3E-024" calcext:value-type="float">
            <text:p>3.00E-024</text:p>
          </table:table-cell>
          <table:table-cell table:formula="of:=[.$A$1] * POWER(10; ([.$B4]-[.R$2]))" office:value-type="float" office:value="3E-027" calcext:value-type="float">
            <text:p>3.00E-027</text:p>
          </table:table-cell>
          <table:table-cell table:formula="of:=[.$A$1] * POWER(10; ([.$B4]-[.S$2]))" office:value-type="float" office:value="3E-030" calcext:value-type="float">
            <text:p>3.00E-030</text:p>
          </table:table-cell>
          <table:table-cell table:formula="of:=[.$A$1] * POWER(10; ([.$B4]-[.T$2]))" office:value-type="float" office:value="3E-033" calcext:value-type="float">
            <text:p>3.00E-033</text:p>
          </table:table-cell>
          <table:table-cell table:formula="of:=[.$A$1] * POWER(10; ([.$B4]-[.U$2]))" office:value-type="float" office:value="3E-036" calcext:value-type="float">
            <text:p>3.00E-036</text:p>
          </table:table-cell>
          <table:table-cell table:formula="of:=[.$A$1] * POWER(10; ([.$B4]-[.V$2]))" office:value-type="float" office:value="3E-039" calcext:value-type="float">
            <text:p>3.00E-039</text:p>
          </table:table-cell>
          <table:table-cell table:formula="of:=[.$A$1] * POWER(10; ([.$B4]-[.W$2]))" office:value-type="float" office:value="3E-042" calcext:value-type="float">
            <text:p>3.00E-042</text:p>
          </table:table-cell>
          <table:table-cell/>
        </table:table-row>
        <table:table-row table:style-name="ro1">
          <table:table-cell table:formula="of:=[.$E1]" office:value-type="string" office:string-value="atto" calcext:value-type="string">
            <text:p>atto</text:p>
          </table:table-cell>
          <table:table-cell table:formula="of:=[.$E2]" office:value-type="float" office:value="-18" calcext:value-type="float">
            <text:p>-18</text:p>
          </table:table-cell>
          <table:table-cell table:style-name="ce1" table:formula="of:=[.$A$1] * POWER(10; ([.$B5]-[.C$2]))" office:value-type="float" office:value="3000000000" calcext:value-type="float">
            <text:p>3.00E+009</text:p>
          </table:table-cell>
          <table:table-cell table:formula="of:=[.$A$1] * POWER(10; ([.$B5]-[.D$2]))" office:value-type="float" office:value="3000000" calcext:value-type="float">
            <text:p>3.00E+006</text:p>
          </table:table-cell>
          <table:table-cell table:formula="of:=[.$A$1] * POWER(10; ([.$B5]-[.E$2]))" office:value-type="float" office:value="3000" calcext:value-type="float">
            <text:p>3.00E+003</text:p>
          </table:table-cell>
          <table:table-cell table:formula="of:=[.$A$1] * POWER(10; ([.$B5]-[.F$2]))" office:value-type="float" office:value="3" calcext:value-type="float">
            <text:p>3.00E+000</text:p>
          </table:table-cell>
          <table:table-cell table:formula="of:=[.$A$1] * POWER(10; ([.$B5]-[.G$2]))" office:value-type="float" office:value="0.003" calcext:value-type="float">
            <text:p>3.00E-003</text:p>
          </table:table-cell>
          <table:table-cell table:formula="of:=[.$A$1] * POWER(10; ([.$B5]-[.H$2]))" office:value-type="float" office:value="0.000003" calcext:value-type="float">
            <text:p>3.00E-006</text:p>
          </table:table-cell>
          <table:table-cell table:formula="of:=[.$A$1] * POWER(10; ([.$B5]-[.I$2]))" office:value-type="float" office:value="0.000000003" calcext:value-type="float">
            <text:p>3.00E-009</text:p>
          </table:table-cell>
          <table:table-cell table:formula="of:=[.$A$1] * POWER(10; ([.$B5]-[.J$2]))" office:value-type="float" office:value="0.000000000003" calcext:value-type="float">
            <text:p>3.00E-012</text:p>
          </table:table-cell>
          <table:table-cell table:formula="of:=[.$A$1] * POWER(10; ([.$B5]-[.K$2]))" office:value-type="float" office:value="0.0000000000003" calcext:value-type="float">
            <text:p>3.00E-013</text:p>
          </table:table-cell>
          <table:table-cell table:formula="of:=[.$A$1] * POWER(10; ([.$B5]-[.L$2]))" office:value-type="float" office:value="0.00000000000003" calcext:value-type="float">
            <text:p>3.00E-014</text:p>
          </table:table-cell>
          <table:table-cell table:formula="of:=[.$A$1] * POWER(10; ([.$B5]-[.M$2]))" office:value-type="float" office:value="3E-015" calcext:value-type="float">
            <text:p>3.00E-015</text:p>
          </table:table-cell>
          <table:table-cell table:formula="of:=[.$A$1] * POWER(10; ([.$B5]-[.N$2]))" office:value-type="float" office:value="3E-016" calcext:value-type="float">
            <text:p>3.00E-016</text:p>
          </table:table-cell>
          <table:table-cell table:formula="of:=[.$A$1] * POWER(10; ([.$B5]-[.O$2]))" office:value-type="float" office:value="3E-017" calcext:value-type="float">
            <text:p>3.00E-017</text:p>
          </table:table-cell>
          <table:table-cell table:formula="of:=[.$A$1] * POWER(10; ([.$B5]-[.P$2]))" office:value-type="float" office:value="3E-018" calcext:value-type="float">
            <text:p>3.00E-018</text:p>
          </table:table-cell>
          <table:table-cell table:formula="of:=[.$A$1] * POWER(10; ([.$B5]-[.Q$2]))" office:value-type="float" office:value="3E-021" calcext:value-type="float">
            <text:p>3.00E-021</text:p>
          </table:table-cell>
          <table:table-cell table:formula="of:=[.$A$1] * POWER(10; ([.$B5]-[.R$2]))" office:value-type="float" office:value="3E-024" calcext:value-type="float">
            <text:p>3.00E-024</text:p>
          </table:table-cell>
          <table:table-cell table:formula="of:=[.$A$1] * POWER(10; ([.$B5]-[.S$2]))" office:value-type="float" office:value="3E-027" calcext:value-type="float">
            <text:p>3.00E-027</text:p>
          </table:table-cell>
          <table:table-cell table:formula="of:=[.$A$1] * POWER(10; ([.$B5]-[.T$2]))" office:value-type="float" office:value="3E-030" calcext:value-type="float">
            <text:p>3.00E-030</text:p>
          </table:table-cell>
          <table:table-cell table:formula="of:=[.$A$1] * POWER(10; ([.$B5]-[.U$2]))" office:value-type="float" office:value="3E-033" calcext:value-type="float">
            <text:p>3.00E-033</text:p>
          </table:table-cell>
          <table:table-cell table:formula="of:=[.$A$1] * POWER(10; ([.$B5]-[.V$2]))" office:value-type="float" office:value="3E-036" calcext:value-type="float">
            <text:p>3.00E-036</text:p>
          </table:table-cell>
          <table:table-cell table:formula="of:=[.$A$1] * POWER(10; ([.$B5]-[.W$2]))" office:value-type="float" office:value="3E-039" calcext:value-type="float">
            <text:p>3.00E-039</text:p>
          </table:table-cell>
          <table:table-cell/>
        </table:table-row>
        <table:table-row table:style-name="ro1">
          <table:table-cell table:formula="of:=[.$F1]" office:value-type="string" office:string-value="femto" calcext:value-type="string">
            <text:p>femto</text:p>
          </table:table-cell>
          <table:table-cell table:formula="of:=[.$F2]" office:value-type="float" office:value="-15" calcext:value-type="float">
            <text:p>-15</text:p>
          </table:table-cell>
          <table:table-cell table:formula="of:=[.$A$1] * POWER(10; ([.$B6]-[.C$2]))" office:value-type="float" office:value="3000000000000" calcext:value-type="float">
            <text:p>3.00E+012</text:p>
          </table:table-cell>
          <table:table-cell table:formula="of:=[.$A$1] * POWER(10; ([.$B6]-[.D$2]))" office:value-type="float" office:value="3000000000" calcext:value-type="float">
            <text:p>3.00E+009</text:p>
          </table:table-cell>
          <table:table-cell table:formula="of:=[.$A$1] * POWER(10; ([.$B6]-[.E$2]))" office:value-type="float" office:value="3000000" calcext:value-type="float">
            <text:p>3.00E+006</text:p>
          </table:table-cell>
          <table:table-cell table:formula="of:=[.$A$1] * POWER(10; ([.$B6]-[.F$2]))" office:value-type="float" office:value="3000" calcext:value-type="float">
            <text:p>3.00E+003</text:p>
          </table:table-cell>
          <table:table-cell table:formula="of:=[.$A$1] * POWER(10; ([.$B6]-[.G$2]))" office:value-type="float" office:value="3" calcext:value-type="float">
            <text:p>3.00E+000</text:p>
          </table:table-cell>
          <table:table-cell table:formula="of:=[.$A$1] * POWER(10; ([.$B6]-[.H$2]))" office:value-type="float" office:value="0.003" calcext:value-type="float">
            <text:p>3.00E-003</text:p>
          </table:table-cell>
          <table:table-cell table:formula="of:=[.$A$1] * POWER(10; ([.$B6]-[.I$2]))" office:value-type="float" office:value="0.000003" calcext:value-type="float">
            <text:p>3.00E-006</text:p>
          </table:table-cell>
          <table:table-cell table:formula="of:=[.$A$1] * POWER(10; ([.$B6]-[.J$2]))" office:value-type="float" office:value="0.000000003" calcext:value-type="float">
            <text:p>3.00E-009</text:p>
          </table:table-cell>
          <table:table-cell table:formula="of:=[.$A$1] * POWER(10; ([.$B6]-[.K$2]))" office:value-type="float" office:value="0.0000000003" calcext:value-type="float">
            <text:p>3.00E-010</text:p>
          </table:table-cell>
          <table:table-cell table:formula="of:=[.$A$1] * POWER(10; ([.$B6]-[.L$2]))" office:value-type="float" office:value="0.00000000003" calcext:value-type="float">
            <text:p>3.00E-011</text:p>
          </table:table-cell>
          <table:table-cell table:formula="of:=[.$A$1] * POWER(10; ([.$B6]-[.M$2]))" office:value-type="float" office:value="0.000000000003" calcext:value-type="float">
            <text:p>3.00E-012</text:p>
          </table:table-cell>
          <table:table-cell table:formula="of:=[.$A$1] * POWER(10; ([.$B6]-[.N$2]))" office:value-type="float" office:value="0.0000000000003" calcext:value-type="float">
            <text:p>3.00E-013</text:p>
          </table:table-cell>
          <table:table-cell table:formula="of:=[.$A$1] * POWER(10; ([.$B6]-[.O$2]))" office:value-type="float" office:value="0.00000000000003" calcext:value-type="float">
            <text:p>3.00E-014</text:p>
          </table:table-cell>
          <table:table-cell table:formula="of:=[.$A$1] * POWER(10; ([.$B6]-[.P$2]))" office:value-type="float" office:value="3E-015" calcext:value-type="float">
            <text:p>3.00E-015</text:p>
          </table:table-cell>
          <table:table-cell table:formula="of:=[.$A$1] * POWER(10; ([.$B6]-[.Q$2]))" office:value-type="float" office:value="3E-018" calcext:value-type="float">
            <text:p>3.00E-018</text:p>
          </table:table-cell>
          <table:table-cell table:formula="of:=[.$A$1] * POWER(10; ([.$B6]-[.R$2]))" office:value-type="float" office:value="3E-021" calcext:value-type="float">
            <text:p>3.00E-021</text:p>
          </table:table-cell>
          <table:table-cell table:formula="of:=[.$A$1] * POWER(10; ([.$B6]-[.S$2]))" office:value-type="float" office:value="3E-024" calcext:value-type="float">
            <text:p>3.00E-024</text:p>
          </table:table-cell>
          <table:table-cell table:formula="of:=[.$A$1] * POWER(10; ([.$B6]-[.T$2]))" office:value-type="float" office:value="3E-027" calcext:value-type="float">
            <text:p>3.00E-027</text:p>
          </table:table-cell>
          <table:table-cell table:formula="of:=[.$A$1] * POWER(10; ([.$B6]-[.U$2]))" office:value-type="float" office:value="3E-030" calcext:value-type="float">
            <text:p>3.00E-030</text:p>
          </table:table-cell>
          <table:table-cell table:formula="of:=[.$A$1] * POWER(10; ([.$B6]-[.V$2]))" office:value-type="float" office:value="3E-033" calcext:value-type="float">
            <text:p>3.00E-033</text:p>
          </table:table-cell>
          <table:table-cell table:formula="of:=[.$A$1] * POWER(10; ([.$B6]-[.W$2]))" office:value-type="float" office:value="3E-036" calcext:value-type="float">
            <text:p>3.00E-036</text:p>
          </table:table-cell>
          <table:table-cell/>
        </table:table-row>
        <table:table-row table:style-name="ro1">
          <table:table-cell table:formula="of:=[.$G1]" office:value-type="string" office:string-value="pico" calcext:value-type="string">
            <text:p>pico</text:p>
          </table:table-cell>
          <table:table-cell table:formula="of:=[.$G2]" office:value-type="float" office:value="-12" calcext:value-type="float">
            <text:p>-12</text:p>
          </table:table-cell>
          <table:table-cell table:formula="of:=[.$A$1] * POWER(10; ([.$B7]-[.C$2]))" office:value-type="float" office:value="3E+015" calcext:value-type="float">
            <text:p>3.00E+015</text:p>
          </table:table-cell>
          <table:table-cell table:formula="of:=[.$A$1] * POWER(10; ([.$B7]-[.D$2]))" office:value-type="float" office:value="3000000000000" calcext:value-type="float">
            <text:p>3.00E+012</text:p>
          </table:table-cell>
          <table:table-cell table:formula="of:=[.$A$1] * POWER(10; ([.$B7]-[.E$2]))" office:value-type="float" office:value="3000000000" calcext:value-type="float">
            <text:p>3.00E+009</text:p>
          </table:table-cell>
          <table:table-cell table:formula="of:=[.$A$1] * POWER(10; ([.$B7]-[.F$2]))" office:value-type="float" office:value="3000000" calcext:value-type="float">
            <text:p>3.00E+006</text:p>
          </table:table-cell>
          <table:table-cell table:formula="of:=[.$A$1] * POWER(10; ([.$B7]-[.G$2]))" office:value-type="float" office:value="3000" calcext:value-type="float">
            <text:p>3.00E+003</text:p>
          </table:table-cell>
          <table:table-cell table:formula="of:=[.$A$1] * POWER(10; ([.$B7]-[.H$2]))" office:value-type="float" office:value="3" calcext:value-type="float">
            <text:p>3.00E+000</text:p>
          </table:table-cell>
          <table:table-cell table:formula="of:=[.$A$1] * POWER(10; ([.$B7]-[.I$2]))" office:value-type="float" office:value="0.003" calcext:value-type="float">
            <text:p>3.00E-003</text:p>
          </table:table-cell>
          <table:table-cell table:formula="of:=[.$A$1] * POWER(10; ([.$B7]-[.J$2]))" office:value-type="float" office:value="0.000003" calcext:value-type="float">
            <text:p>3.00E-006</text:p>
          </table:table-cell>
          <table:table-cell table:formula="of:=[.$A$1] * POWER(10; ([.$B7]-[.K$2]))" office:value-type="float" office:value="0.0000003" calcext:value-type="float">
            <text:p>3.00E-007</text:p>
          </table:table-cell>
          <table:table-cell table:formula="of:=[.$A$1] * POWER(10; ([.$B7]-[.L$2]))" office:value-type="float" office:value="0.00000003" calcext:value-type="float">
            <text:p>3.00E-008</text:p>
          </table:table-cell>
          <table:table-cell table:formula="of:=[.$A$1] * POWER(10; ([.$B7]-[.M$2]))" office:value-type="float" office:value="0.000000003" calcext:value-type="float">
            <text:p>3.00E-009</text:p>
          </table:table-cell>
          <table:table-cell table:formula="of:=[.$A$1] * POWER(10; ([.$B7]-[.N$2]))" office:value-type="float" office:value="0.0000000003" calcext:value-type="float">
            <text:p>3.00E-010</text:p>
          </table:table-cell>
          <table:table-cell table:formula="of:=[.$A$1] * POWER(10; ([.$B7]-[.O$2]))" office:value-type="float" office:value="0.00000000003" calcext:value-type="float">
            <text:p>3.00E-011</text:p>
          </table:table-cell>
          <table:table-cell table:formula="of:=[.$A$1] * POWER(10; ([.$B7]-[.P$2]))" office:value-type="float" office:value="0.000000000003" calcext:value-type="float">
            <text:p>3.00E-012</text:p>
          </table:table-cell>
          <table:table-cell table:formula="of:=[.$A$1] * POWER(10; ([.$B7]-[.Q$2]))" office:value-type="float" office:value="3E-015" calcext:value-type="float">
            <text:p>3.00E-015</text:p>
          </table:table-cell>
          <table:table-cell table:formula="of:=[.$A$1] * POWER(10; ([.$B7]-[.R$2]))" office:value-type="float" office:value="3E-018" calcext:value-type="float">
            <text:p>3.00E-018</text:p>
          </table:table-cell>
          <table:table-cell table:formula="of:=[.$A$1] * POWER(10; ([.$B7]-[.S$2]))" office:value-type="float" office:value="3E-021" calcext:value-type="float">
            <text:p>3.00E-021</text:p>
          </table:table-cell>
          <table:table-cell table:formula="of:=[.$A$1] * POWER(10; ([.$B7]-[.T$2]))" office:value-type="float" office:value="3E-024" calcext:value-type="float">
            <text:p>3.00E-024</text:p>
          </table:table-cell>
          <table:table-cell table:formula="of:=[.$A$1] * POWER(10; ([.$B7]-[.U$2]))" office:value-type="float" office:value="3E-027" calcext:value-type="float">
            <text:p>3.00E-027</text:p>
          </table:table-cell>
          <table:table-cell table:formula="of:=[.$A$1] * POWER(10; ([.$B7]-[.V$2]))" office:value-type="float" office:value="3E-030" calcext:value-type="float">
            <text:p>3.00E-030</text:p>
          </table:table-cell>
          <table:table-cell table:formula="of:=[.$A$1] * POWER(10; ([.$B7]-[.W$2]))" office:value-type="float" office:value="3E-033" calcext:value-type="float">
            <text:p>3.00E-033</text:p>
          </table:table-cell>
          <table:table-cell/>
        </table:table-row>
        <table:table-row table:style-name="ro1">
          <table:table-cell table:formula="of:=[.$H1]" office:value-type="string" office:string-value="nano" calcext:value-type="string">
            <text:p>nano</text:p>
          </table:table-cell>
          <table:table-cell table:formula="of:=[.$H2]" office:value-type="float" office:value="-9" calcext:value-type="float">
            <text:p>-9</text:p>
          </table:table-cell>
          <table:table-cell table:formula="of:=[.$A$1] * POWER(10; ([.$B8]-[.C$2]))" office:value-type="float" office:value="3E+018" calcext:value-type="float">
            <text:p>3.00E+018</text:p>
          </table:table-cell>
          <table:table-cell table:formula="of:=[.$A$1] * POWER(10; ([.$B8]-[.D$2]))" office:value-type="float" office:value="3E+015" calcext:value-type="float">
            <text:p>3.00E+015</text:p>
          </table:table-cell>
          <table:table-cell table:formula="of:=[.$A$1] * POWER(10; ([.$B8]-[.E$2]))" office:value-type="float" office:value="3000000000000" calcext:value-type="float">
            <text:p>3.00E+012</text:p>
          </table:table-cell>
          <table:table-cell table:formula="of:=[.$A$1] * POWER(10; ([.$B8]-[.F$2]))" office:value-type="float" office:value="3000000000" calcext:value-type="float">
            <text:p>3.00E+009</text:p>
          </table:table-cell>
          <table:table-cell table:formula="of:=[.$A$1] * POWER(10; ([.$B8]-[.G$2]))" office:value-type="float" office:value="3000000" calcext:value-type="float">
            <text:p>3.00E+006</text:p>
          </table:table-cell>
          <table:table-cell table:formula="of:=[.$A$1] * POWER(10; ([.$B8]-[.H$2]))" office:value-type="float" office:value="3000" calcext:value-type="float">
            <text:p>3.00E+003</text:p>
          </table:table-cell>
          <table:table-cell table:formula="of:=[.$A$1] * POWER(10; ([.$B8]-[.I$2]))" office:value-type="float" office:value="3" calcext:value-type="float">
            <text:p>3.00E+000</text:p>
          </table:table-cell>
          <table:table-cell table:formula="of:=[.$A$1] * POWER(10; ([.$B8]-[.J$2]))" office:value-type="float" office:value="0.003" calcext:value-type="float">
            <text:p>3.00E-003</text:p>
          </table:table-cell>
          <table:table-cell table:formula="of:=[.$A$1] * POWER(10; ([.$B8]-[.K$2]))" office:value-type="float" office:value="0.0003" calcext:value-type="float">
            <text:p>3.00E-004</text:p>
          </table:table-cell>
          <table:table-cell table:formula="of:=[.$A$1] * POWER(10; ([.$B8]-[.L$2]))" office:value-type="float" office:value="0.00003" calcext:value-type="float">
            <text:p>3.00E-005</text:p>
          </table:table-cell>
          <table:table-cell table:formula="of:=[.$A$1] * POWER(10; ([.$B8]-[.M$2]))" office:value-type="float" office:value="0.000003" calcext:value-type="float">
            <text:p>3.00E-006</text:p>
          </table:table-cell>
          <table:table-cell table:formula="of:=[.$A$1] * POWER(10; ([.$B8]-[.N$2]))" office:value-type="float" office:value="0.0000003" calcext:value-type="float">
            <text:p>3.00E-007</text:p>
          </table:table-cell>
          <table:table-cell table:formula="of:=[.$A$1] * POWER(10; ([.$B8]-[.O$2]))" office:value-type="float" office:value="0.00000003" calcext:value-type="float">
            <text:p>3.00E-008</text:p>
          </table:table-cell>
          <table:table-cell table:formula="of:=[.$A$1] * POWER(10; ([.$B8]-[.P$2]))" office:value-type="float" office:value="0.000000003" calcext:value-type="float">
            <text:p>3.00E-009</text:p>
          </table:table-cell>
          <table:table-cell table:formula="of:=[.$A$1] * POWER(10; ([.$B8]-[.Q$2]))" office:value-type="float" office:value="0.000000000003" calcext:value-type="float">
            <text:p>3.00E-012</text:p>
          </table:table-cell>
          <table:table-cell table:formula="of:=[.$A$1] * POWER(10; ([.$B8]-[.R$2]))" office:value-type="float" office:value="3E-015" calcext:value-type="float">
            <text:p>3.00E-015</text:p>
          </table:table-cell>
          <table:table-cell table:formula="of:=[.$A$1] * POWER(10; ([.$B8]-[.S$2]))" office:value-type="float" office:value="3E-018" calcext:value-type="float">
            <text:p>3.00E-018</text:p>
          </table:table-cell>
          <table:table-cell table:formula="of:=[.$A$1] * POWER(10; ([.$B8]-[.T$2]))" office:value-type="float" office:value="3E-021" calcext:value-type="float">
            <text:p>3.00E-021</text:p>
          </table:table-cell>
          <table:table-cell table:formula="of:=[.$A$1] * POWER(10; ([.$B8]-[.U$2]))" office:value-type="float" office:value="3E-024" calcext:value-type="float">
            <text:p>3.00E-024</text:p>
          </table:table-cell>
          <table:table-cell table:formula="of:=[.$A$1] * POWER(10; ([.$B8]-[.V$2]))" office:value-type="float" office:value="3E-027" calcext:value-type="float">
            <text:p>3.00E-027</text:p>
          </table:table-cell>
          <table:table-cell table:formula="of:=[.$A$1] * POWER(10; ([.$B8]-[.W$2]))" office:value-type="float" office:value="3E-030" calcext:value-type="float">
            <text:p>3.00E-030</text:p>
          </table:table-cell>
          <table:table-cell/>
        </table:table-row>
        <table:table-row table:style-name="ro1">
          <table:table-cell table:formula="of:=[.$I1]" office:value-type="string" office:string-value="micro" calcext:value-type="string">
            <text:p>micro</text:p>
          </table:table-cell>
          <table:table-cell table:formula="of:=[.$I2]" office:value-type="float" office:value="-6" calcext:value-type="float">
            <text:p>-6</text:p>
          </table:table-cell>
          <table:table-cell table:formula="of:=[.$A$1] * POWER(10; ([.$B9]-[.C$2]))" office:value-type="float" office:value="3E+021" calcext:value-type="float">
            <text:p>3.00E+021</text:p>
          </table:table-cell>
          <table:table-cell table:formula="of:=[.$A$1] * POWER(10; ([.$B9]-[.D$2]))" office:value-type="float" office:value="3E+018" calcext:value-type="float">
            <text:p>3.00E+018</text:p>
          </table:table-cell>
          <table:table-cell table:formula="of:=[.$A$1] * POWER(10; ([.$B9]-[.E$2]))" office:value-type="float" office:value="3E+015" calcext:value-type="float">
            <text:p>3.00E+015</text:p>
          </table:table-cell>
          <table:table-cell table:formula="of:=[.$A$1] * POWER(10; ([.$B9]-[.F$2]))" office:value-type="float" office:value="3000000000000" calcext:value-type="float">
            <text:p>3.00E+012</text:p>
          </table:table-cell>
          <table:table-cell table:formula="of:=[.$A$1] * POWER(10; ([.$B9]-[.G$2]))" office:value-type="float" office:value="3000000000" calcext:value-type="float">
            <text:p>3.00E+009</text:p>
          </table:table-cell>
          <table:table-cell table:formula="of:=[.$A$1] * POWER(10; ([.$B9]-[.H$2]))" office:value-type="float" office:value="3000000" calcext:value-type="float">
            <text:p>3.00E+006</text:p>
          </table:table-cell>
          <table:table-cell table:formula="of:=[.$A$1] * POWER(10; ([.$B9]-[.I$2]))" office:value-type="float" office:value="3000" calcext:value-type="float">
            <text:p>3.00E+003</text:p>
          </table:table-cell>
          <table:table-cell table:formula="of:=[.$A$1] * POWER(10; ([.$B9]-[.J$2]))" office:value-type="float" office:value="3" calcext:value-type="float">
            <text:p>3.00E+000</text:p>
          </table:table-cell>
          <table:table-cell table:formula="of:=[.$A$1] * POWER(10; ([.$B9]-[.K$2]))" office:value-type="float" office:value="0.3" calcext:value-type="float">
            <text:p>3.00E-001</text:p>
          </table:table-cell>
          <table:table-cell table:formula="of:=[.$A$1] * POWER(10; ([.$B9]-[.L$2]))" office:value-type="float" office:value="0.03" calcext:value-type="float">
            <text:p>3.00E-002</text:p>
          </table:table-cell>
          <table:table-cell table:formula="of:=[.$A$1] * POWER(10; ([.$B9]-[.M$2]))" office:value-type="float" office:value="0.003" calcext:value-type="float">
            <text:p>3.00E-003</text:p>
          </table:table-cell>
          <table:table-cell table:formula="of:=[.$A$1] * POWER(10; ([.$B9]-[.N$2]))" office:value-type="float" office:value="0.0003" calcext:value-type="float">
            <text:p>3.00E-004</text:p>
          </table:table-cell>
          <table:table-cell table:formula="of:=[.$A$1] * POWER(10; ([.$B9]-[.O$2]))" office:value-type="float" office:value="0.00003" calcext:value-type="float">
            <text:p>3.00E-005</text:p>
          </table:table-cell>
          <table:table-cell table:formula="of:=[.$A$1] * POWER(10; ([.$B9]-[.P$2]))" office:value-type="float" office:value="0.000003" calcext:value-type="float">
            <text:p>3.00E-006</text:p>
          </table:table-cell>
          <table:table-cell table:formula="of:=[.$A$1] * POWER(10; ([.$B9]-[.Q$2]))" office:value-type="float" office:value="0.000000003" calcext:value-type="float">
            <text:p>3.00E-009</text:p>
          </table:table-cell>
          <table:table-cell table:formula="of:=[.$A$1] * POWER(10; ([.$B9]-[.R$2]))" office:value-type="float" office:value="0.000000000003" calcext:value-type="float">
            <text:p>3.00E-012</text:p>
          </table:table-cell>
          <table:table-cell table:formula="of:=[.$A$1] * POWER(10; ([.$B9]-[.S$2]))" office:value-type="float" office:value="3E-015" calcext:value-type="float">
            <text:p>3.00E-015</text:p>
          </table:table-cell>
          <table:table-cell table:formula="of:=[.$A$1] * POWER(10; ([.$B9]-[.T$2]))" office:value-type="float" office:value="3E-018" calcext:value-type="float">
            <text:p>3.00E-018</text:p>
          </table:table-cell>
          <table:table-cell table:formula="of:=[.$A$1] * POWER(10; ([.$B9]-[.U$2]))" office:value-type="float" office:value="3E-021" calcext:value-type="float">
            <text:p>3.00E-021</text:p>
          </table:table-cell>
          <table:table-cell table:formula="of:=[.$A$1] * POWER(10; ([.$B9]-[.V$2]))" office:value-type="float" office:value="3E-024" calcext:value-type="float">
            <text:p>3.00E-024</text:p>
          </table:table-cell>
          <table:table-cell table:formula="of:=[.$A$1] * POWER(10; ([.$B9]-[.W$2]))" office:value-type="float" office:value="3E-027" calcext:value-type="float">
            <text:p>3.00E-027</text:p>
          </table:table-cell>
          <table:table-cell/>
        </table:table-row>
        <table:table-row table:style-name="ro1">
          <table:table-cell table:formula="of:=[.$J1]" office:value-type="string" office:string-value="milli" calcext:value-type="string">
            <text:p>milli</text:p>
          </table:table-cell>
          <table:table-cell table:formula="of:=[.$J2]" office:value-type="float" office:value="-3" calcext:value-type="float">
            <text:p>-3</text:p>
          </table:table-cell>
          <table:table-cell table:formula="of:=[.$A$1] * POWER(10; ([.$B10]-[.C$2]))" office:value-type="float" office:value="3E+024" calcext:value-type="float">
            <text:p>3.00E+024</text:p>
          </table:table-cell>
          <table:table-cell table:formula="of:=[.$A$1] * POWER(10; ([.$B10]-[.D$2]))" office:value-type="float" office:value="3E+021" calcext:value-type="float">
            <text:p>3.00E+021</text:p>
          </table:table-cell>
          <table:table-cell table:formula="of:=[.$A$1] * POWER(10; ([.$B10]-[.E$2]))" office:value-type="float" office:value="3E+018" calcext:value-type="float">
            <text:p>3.00E+018</text:p>
          </table:table-cell>
          <table:table-cell table:formula="of:=[.$A$1] * POWER(10; ([.$B10]-[.F$2]))" office:value-type="float" office:value="3E+015" calcext:value-type="float">
            <text:p>3.00E+015</text:p>
          </table:table-cell>
          <table:table-cell table:formula="of:=[.$A$1] * POWER(10; ([.$B10]-[.G$2]))" office:value-type="float" office:value="3000000000000" calcext:value-type="float">
            <text:p>3.00E+012</text:p>
          </table:table-cell>
          <table:table-cell table:formula="of:=[.$A$1] * POWER(10; ([.$B10]-[.H$2]))" office:value-type="float" office:value="3000000000" calcext:value-type="float">
            <text:p>3.00E+009</text:p>
          </table:table-cell>
          <table:table-cell table:formula="of:=[.$A$1] * POWER(10; ([.$B10]-[.I$2]))" office:value-type="float" office:value="3000000" calcext:value-type="float">
            <text:p>3.00E+006</text:p>
          </table:table-cell>
          <table:table-cell table:formula="of:=[.$A$1] * POWER(10; ([.$B10]-[.J$2]))" office:value-type="float" office:value="3000" calcext:value-type="float">
            <text:p>3.00E+003</text:p>
          </table:table-cell>
          <table:table-cell table:formula="of:=[.$A$1] * POWER(10; ([.$B10]-[.K$2]))" office:value-type="float" office:value="300" calcext:value-type="float">
            <text:p>3.00E+002</text:p>
          </table:table-cell>
          <table:table-cell table:formula="of:=[.$A$1] * POWER(10; ([.$B10]-[.L$2]))" office:value-type="float" office:value="30" calcext:value-type="float">
            <text:p>3.00E+001</text:p>
          </table:table-cell>
          <table:table-cell table:formula="of:=[.$A$1] * POWER(10; ([.$B10]-[.M$2]))" office:value-type="float" office:value="3" calcext:value-type="float">
            <text:p>3.00E+000</text:p>
          </table:table-cell>
          <table:table-cell table:formula="of:=[.$A$1] * POWER(10; ([.$B10]-[.N$2]))" office:value-type="float" office:value="0.3" calcext:value-type="float">
            <text:p>3.00E-001</text:p>
          </table:table-cell>
          <table:table-cell table:formula="of:=[.$A$1] * POWER(10; ([.$B10]-[.O$2]))" office:value-type="float" office:value="0.03" calcext:value-type="float">
            <text:p>3.00E-002</text:p>
          </table:table-cell>
          <table:table-cell table:formula="of:=[.$A$1] * POWER(10; ([.$B10]-[.P$2]))" office:value-type="float" office:value="0.003" calcext:value-type="float">
            <text:p>3.00E-003</text:p>
          </table:table-cell>
          <table:table-cell table:formula="of:=[.$A$1] * POWER(10; ([.$B10]-[.Q$2]))" office:value-type="float" office:value="0.000003" calcext:value-type="float">
            <text:p>3.00E-006</text:p>
          </table:table-cell>
          <table:table-cell table:formula="of:=[.$A$1] * POWER(10; ([.$B10]-[.R$2]))" office:value-type="float" office:value="0.000000003" calcext:value-type="float">
            <text:p>3.00E-009</text:p>
          </table:table-cell>
          <table:table-cell table:formula="of:=[.$A$1] * POWER(10; ([.$B10]-[.S$2]))" office:value-type="float" office:value="0.000000000003" calcext:value-type="float">
            <text:p>3.00E-012</text:p>
          </table:table-cell>
          <table:table-cell table:formula="of:=[.$A$1] * POWER(10; ([.$B10]-[.T$2]))" office:value-type="float" office:value="3E-015" calcext:value-type="float">
            <text:p>3.00E-015</text:p>
          </table:table-cell>
          <table:table-cell table:formula="of:=[.$A$1] * POWER(10; ([.$B10]-[.U$2]))" office:value-type="float" office:value="3E-018" calcext:value-type="float">
            <text:p>3.00E-018</text:p>
          </table:table-cell>
          <table:table-cell table:formula="of:=[.$A$1] * POWER(10; ([.$B10]-[.V$2]))" office:value-type="float" office:value="3E-021" calcext:value-type="float">
            <text:p>3.00E-021</text:p>
          </table:table-cell>
          <table:table-cell table:formula="of:=[.$A$1] * POWER(10; ([.$B10]-[.W$2]))" office:value-type="float" office:value="3E-024" calcext:value-type="float">
            <text:p>3.00E-024</text:p>
          </table:table-cell>
          <table:table-cell/>
        </table:table-row>
        <table:table-row table:style-name="ro1">
          <table:table-cell table:formula="of:=[.$K1]" office:value-type="string" office:string-value="centi" calcext:value-type="string">
            <text:p>centi</text:p>
          </table:table-cell>
          <table:table-cell table:formula="of:=[.$K2]" office:value-type="float" office:value="-2" calcext:value-type="float">
            <text:p>-2</text:p>
          </table:table-cell>
          <table:table-cell table:formula="of:=[.$A$1] * POWER(10; ([.$B11]-[.C$2]))" office:value-type="float" office:value="3E+025" calcext:value-type="float">
            <text:p>3.00E+025</text:p>
          </table:table-cell>
          <table:table-cell table:formula="of:=[.$A$1] * POWER(10; ([.$B11]-[.D$2]))" office:value-type="float" office:value="3E+022" calcext:value-type="float">
            <text:p>3.00E+022</text:p>
          </table:table-cell>
          <table:table-cell table:formula="of:=[.$A$1] * POWER(10; ([.$B11]-[.E$2]))" office:value-type="float" office:value="3E+019" calcext:value-type="float">
            <text:p>3.00E+019</text:p>
          </table:table-cell>
          <table:table-cell table:formula="of:=[.$A$1] * POWER(10; ([.$B11]-[.F$2]))" office:value-type="float" office:value="3E+016" calcext:value-type="float">
            <text:p>3.00E+016</text:p>
          </table:table-cell>
          <table:table-cell table:formula="of:=[.$A$1] * POWER(10; ([.$B11]-[.G$2]))" office:value-type="float" office:value="30000000000000" calcext:value-type="float">
            <text:p>3.00E+013</text:p>
          </table:table-cell>
          <table:table-cell table:formula="of:=[.$A$1] * POWER(10; ([.$B11]-[.H$2]))" office:value-type="float" office:value="30000000000" calcext:value-type="float">
            <text:p>3.00E+010</text:p>
          </table:table-cell>
          <table:table-cell table:formula="of:=[.$A$1] * POWER(10; ([.$B11]-[.I$2]))" office:value-type="float" office:value="30000000" calcext:value-type="float">
            <text:p>3.00E+007</text:p>
          </table:table-cell>
          <table:table-cell table:formula="of:=[.$A$1] * POWER(10; ([.$B11]-[.J$2]))" office:value-type="float" office:value="30000" calcext:value-type="float">
            <text:p>3.00E+004</text:p>
          </table:table-cell>
          <table:table-cell table:formula="of:=[.$A$1] * POWER(10; ([.$B11]-[.K$2]))" office:value-type="float" office:value="3000" calcext:value-type="float">
            <text:p>3.00E+003</text:p>
          </table:table-cell>
          <table:table-cell table:formula="of:=[.$A$1] * POWER(10; ([.$B11]-[.L$2]))" office:value-type="float" office:value="300" calcext:value-type="float">
            <text:p>3.00E+002</text:p>
          </table:table-cell>
          <table:table-cell table:formula="of:=[.$A$1] * POWER(10; ([.$B11]-[.M$2]))" office:value-type="float" office:value="30" calcext:value-type="float">
            <text:p>3.00E+001</text:p>
          </table:table-cell>
          <table:table-cell table:formula="of:=[.$A$1] * POWER(10; ([.$B11]-[.N$2]))" office:value-type="float" office:value="3" calcext:value-type="float">
            <text:p>3.00E+000</text:p>
          </table:table-cell>
          <table:table-cell table:formula="of:=[.$A$1] * POWER(10; ([.$B11]-[.O$2]))" office:value-type="float" office:value="0.3" calcext:value-type="float">
            <text:p>3.00E-001</text:p>
          </table:table-cell>
          <table:table-cell table:formula="of:=[.$A$1] * POWER(10; ([.$B11]-[.P$2]))" office:value-type="float" office:value="0.03" calcext:value-type="float">
            <text:p>3.00E-002</text:p>
          </table:table-cell>
          <table:table-cell table:formula="of:=[.$A$1] * POWER(10; ([.$B11]-[.Q$2]))" office:value-type="float" office:value="0.00003" calcext:value-type="float">
            <text:p>3.00E-005</text:p>
          </table:table-cell>
          <table:table-cell table:formula="of:=[.$A$1] * POWER(10; ([.$B11]-[.R$2]))" office:value-type="float" office:value="0.00000003" calcext:value-type="float">
            <text:p>3.00E-008</text:p>
          </table:table-cell>
          <table:table-cell table:formula="of:=[.$A$1] * POWER(10; ([.$B11]-[.S$2]))" office:value-type="float" office:value="0.00000000003" calcext:value-type="float">
            <text:p>3.00E-011</text:p>
          </table:table-cell>
          <table:table-cell table:formula="of:=[.$A$1] * POWER(10; ([.$B11]-[.T$2]))" office:value-type="float" office:value="0.00000000000003" calcext:value-type="float">
            <text:p>3.00E-014</text:p>
          </table:table-cell>
          <table:table-cell table:formula="of:=[.$A$1] * POWER(10; ([.$B11]-[.U$2]))" office:value-type="float" office:value="3E-017" calcext:value-type="float">
            <text:p>3.00E-017</text:p>
          </table:table-cell>
          <table:table-cell table:formula="of:=[.$A$1] * POWER(10; ([.$B11]-[.V$2]))" office:value-type="float" office:value="3E-020" calcext:value-type="float">
            <text:p>3.00E-020</text:p>
          </table:table-cell>
          <table:table-cell table:formula="of:=[.$A$1] * POWER(10; ([.$B11]-[.W$2]))" office:value-type="float" office:value="3E-023" calcext:value-type="float">
            <text:p>3.00E-023</text:p>
          </table:table-cell>
          <table:table-cell/>
        </table:table-row>
        <table:table-row table:style-name="ro1">
          <table:table-cell table:formula="of:=[.$L1]" office:value-type="string" office:string-value="deci" calcext:value-type="string">
            <text:p>deci</text:p>
          </table:table-cell>
          <table:table-cell table:formula="of:=[.$L2]" office:value-type="float" office:value="-1" calcext:value-type="float">
            <text:p>-1</text:p>
          </table:table-cell>
          <table:table-cell table:style-name="ce1" table:formula="of:=[.$A$1] * POWER(10; ([.$B12]-[.C$2]))" office:value-type="float" office:value="3E+026" calcext:value-type="float">
            <text:p>3.00E+026</text:p>
          </table:table-cell>
          <table:table-cell table:formula="of:=[.$A$1] * POWER(10; ([.$B12]-[.D$2]))" office:value-type="float" office:value="3E+023" calcext:value-type="float">
            <text:p>3.00E+023</text:p>
          </table:table-cell>
          <table:table-cell table:formula="of:=[.$A$1] * POWER(10; ([.$B12]-[.E$2]))" office:value-type="float" office:value="3E+020" calcext:value-type="float">
            <text:p>3.00E+020</text:p>
          </table:table-cell>
          <table:table-cell table:formula="of:=[.$A$1] * POWER(10; ([.$B12]-[.F$2]))" office:value-type="float" office:value="3E+017" calcext:value-type="float">
            <text:p>3.00E+017</text:p>
          </table:table-cell>
          <table:table-cell table:formula="of:=[.$A$1] * POWER(10; ([.$B12]-[.G$2]))" office:value-type="float" office:value="300000000000000" calcext:value-type="float">
            <text:p>3.00E+014</text:p>
          </table:table-cell>
          <table:table-cell table:formula="of:=[.$A$1] * POWER(10; ([.$B12]-[.H$2]))" office:value-type="float" office:value="300000000000" calcext:value-type="float">
            <text:p>3.00E+011</text:p>
          </table:table-cell>
          <table:table-cell table:formula="of:=[.$A$1] * POWER(10; ([.$B12]-[.I$2]))" office:value-type="float" office:value="300000000" calcext:value-type="float">
            <text:p>3.00E+008</text:p>
          </table:table-cell>
          <table:table-cell table:formula="of:=[.$A$1] * POWER(10; ([.$B12]-[.J$2]))" office:value-type="float" office:value="300000" calcext:value-type="float">
            <text:p>3.00E+005</text:p>
          </table:table-cell>
          <table:table-cell table:formula="of:=[.$A$1] * POWER(10; ([.$B12]-[.K$2]))" office:value-type="float" office:value="30000" calcext:value-type="float">
            <text:p>3.00E+004</text:p>
          </table:table-cell>
          <table:table-cell table:formula="of:=[.$A$1] * POWER(10; ([.$B12]-[.L$2]))" office:value-type="float" office:value="3000" calcext:value-type="float">
            <text:p>3.00E+003</text:p>
          </table:table-cell>
          <table:table-cell table:formula="of:=[.$A$1] * POWER(10; ([.$B12]-[.M$2]))" office:value-type="float" office:value="300" calcext:value-type="float">
            <text:p>3.00E+002</text:p>
          </table:table-cell>
          <table:table-cell table:formula="of:=[.$A$1] * POWER(10; ([.$B12]-[.N$2]))" office:value-type="float" office:value="30" calcext:value-type="float">
            <text:p>3.00E+001</text:p>
          </table:table-cell>
          <table:table-cell table:formula="of:=[.$A$1] * POWER(10; ([.$B12]-[.O$2]))" office:value-type="float" office:value="3" calcext:value-type="float">
            <text:p>3.00E+000</text:p>
          </table:table-cell>
          <table:table-cell table:formula="of:=[.$A$1] * POWER(10; ([.$B12]-[.P$2]))" office:value-type="float" office:value="0.3" calcext:value-type="float">
            <text:p>3.00E-001</text:p>
          </table:table-cell>
          <table:table-cell table:formula="of:=[.$A$1] * POWER(10; ([.$B12]-[.Q$2]))" office:value-type="float" office:value="0.0003" calcext:value-type="float">
            <text:p>3.00E-004</text:p>
          </table:table-cell>
          <table:table-cell table:formula="of:=[.$A$1] * POWER(10; ([.$B12]-[.R$2]))" office:value-type="float" office:value="0.0000003" calcext:value-type="float">
            <text:p>3.00E-007</text:p>
          </table:table-cell>
          <table:table-cell table:formula="of:=[.$A$1] * POWER(10; ([.$B12]-[.S$2]))" office:value-type="float" office:value="0.0000000003" calcext:value-type="float">
            <text:p>3.00E-010</text:p>
          </table:table-cell>
          <table:table-cell table:formula="of:=[.$A$1] * POWER(10; ([.$B12]-[.T$2]))" office:value-type="float" office:value="0.0000000000003" calcext:value-type="float">
            <text:p>3.00E-013</text:p>
          </table:table-cell>
          <table:table-cell table:formula="of:=[.$A$1] * POWER(10; ([.$B12]-[.U$2]))" office:value-type="float" office:value="3E-016" calcext:value-type="float">
            <text:p>3.00E-016</text:p>
          </table:table-cell>
          <table:table-cell table:formula="of:=[.$A$1] * POWER(10; ([.$B12]-[.V$2]))" office:value-type="float" office:value="3E-019" calcext:value-type="float">
            <text:p>3.00E-019</text:p>
          </table:table-cell>
          <table:table-cell table:formula="of:=[.$A$1] * POWER(10; ([.$B12]-[.W$2]))" office:value-type="float" office:value="3E-022" calcext:value-type="float">
            <text:p>3.00E-022</text:p>
          </table:table-cell>
          <table:table-cell/>
        </table:table-row>
        <table:table-row table:style-name="ro1">
          <table:table-cell table:formula="of:=[.$M1]" office:value-type="string" office:string-value="base" calcext:value-type="string">
            <text:p>base</text:p>
          </table:table-cell>
          <table:table-cell table:formula="of:=[.$M2]" office:value-type="float" office:value="0" calcext:value-type="float">
            <text:p>0</text:p>
          </table:table-cell>
          <table:table-cell table:formula="of:=[.$A$1] * POWER(10; ([.$B13]-[.C$2]))" office:value-type="float" office:value="3E+027" calcext:value-type="float">
            <text:p>3.00E+027</text:p>
          </table:table-cell>
          <table:table-cell table:formula="of:=[.$A$1] * POWER(10; ([.$B13]-[.D$2]))" office:value-type="float" office:value="3E+024" calcext:value-type="float">
            <text:p>3.00E+024</text:p>
          </table:table-cell>
          <table:table-cell table:formula="of:=[.$A$1] * POWER(10; ([.$B13]-[.E$2]))" office:value-type="float" office:value="3E+021" calcext:value-type="float">
            <text:p>3.00E+021</text:p>
          </table:table-cell>
          <table:table-cell table:formula="of:=[.$A$1] * POWER(10; ([.$B13]-[.F$2]))" office:value-type="float" office:value="3E+018" calcext:value-type="float">
            <text:p>3.00E+018</text:p>
          </table:table-cell>
          <table:table-cell table:formula="of:=[.$A$1] * POWER(10; ([.$B13]-[.G$2]))" office:value-type="float" office:value="3E+015" calcext:value-type="float">
            <text:p>3.00E+015</text:p>
          </table:table-cell>
          <table:table-cell table:formula="of:=[.$A$1] * POWER(10; ([.$B13]-[.H$2]))" office:value-type="float" office:value="3000000000000" calcext:value-type="float">
            <text:p>3.00E+012</text:p>
          </table:table-cell>
          <table:table-cell table:formula="of:=[.$A$1] * POWER(10; ([.$B13]-[.I$2]))" office:value-type="float" office:value="3000000000" calcext:value-type="float">
            <text:p>3.00E+009</text:p>
          </table:table-cell>
          <table:table-cell table:formula="of:=[.$A$1] * POWER(10; ([.$B13]-[.J$2]))" office:value-type="float" office:value="3000000" calcext:value-type="float">
            <text:p>3.00E+006</text:p>
          </table:table-cell>
          <table:table-cell table:formula="of:=[.$A$1] * POWER(10; ([.$B13]-[.K$2]))" office:value-type="float" office:value="300000" calcext:value-type="float">
            <text:p>3.00E+005</text:p>
          </table:table-cell>
          <table:table-cell table:formula="of:=[.$A$1] * POWER(10; ([.$B13]-[.L$2]))" office:value-type="float" office:value="30000" calcext:value-type="float">
            <text:p>3.00E+004</text:p>
          </table:table-cell>
          <table:table-cell table:formula="of:=[.$A$1] * POWER(10; ([.$B13]-[.M$2]))" office:value-type="float" office:value="3000" calcext:value-type="float">
            <text:p>3.00E+003</text:p>
          </table:table-cell>
          <table:table-cell table:formula="of:=[.$A$1] * POWER(10; ([.$B13]-[.N$2]))" office:value-type="float" office:value="300" calcext:value-type="float">
            <text:p>3.00E+002</text:p>
          </table:table-cell>
          <table:table-cell table:formula="of:=[.$A$1] * POWER(10; ([.$B13]-[.O$2]))" office:value-type="float" office:value="30" calcext:value-type="float">
            <text:p>3.00E+001</text:p>
          </table:table-cell>
          <table:table-cell table:formula="of:=[.$A$1] * POWER(10; ([.$B13]-[.P$2]))" office:value-type="float" office:value="3" calcext:value-type="float">
            <text:p>3.00E+000</text:p>
          </table:table-cell>
          <table:table-cell table:formula="of:=[.$A$1] * POWER(10; ([.$B13]-[.Q$2]))" office:value-type="float" office:value="0.003" calcext:value-type="float">
            <text:p>3.00E-003</text:p>
          </table:table-cell>
          <table:table-cell table:formula="of:=[.$A$1] * POWER(10; ([.$B13]-[.R$2]))" office:value-type="float" office:value="0.000003" calcext:value-type="float">
            <text:p>3.00E-006</text:p>
          </table:table-cell>
          <table:table-cell table:formula="of:=[.$A$1] * POWER(10; ([.$B13]-[.S$2]))" office:value-type="float" office:value="0.000000003" calcext:value-type="float">
            <text:p>3.00E-009</text:p>
          </table:table-cell>
          <table:table-cell table:formula="of:=[.$A$1] * POWER(10; ([.$B13]-[.T$2]))" office:value-type="float" office:value="0.000000000003" calcext:value-type="float">
            <text:p>3.00E-012</text:p>
          </table:table-cell>
          <table:table-cell table:formula="of:=[.$A$1] * POWER(10; ([.$B13]-[.U$2]))" office:value-type="float" office:value="3E-015" calcext:value-type="float">
            <text:p>3.00E-015</text:p>
          </table:table-cell>
          <table:table-cell table:formula="of:=[.$A$1] * POWER(10; ([.$B13]-[.V$2]))" office:value-type="float" office:value="3E-018" calcext:value-type="float">
            <text:p>3.00E-018</text:p>
          </table:table-cell>
          <table:table-cell table:formula="of:=[.$A$1] * POWER(10; ([.$B13]-[.W$2]))" office:value-type="float" office:value="3E-021" calcext:value-type="float">
            <text:p>3.00E-021</text:p>
          </table:table-cell>
          <table:table-cell/>
        </table:table-row>
        <table:table-row table:style-name="ro1">
          <table:table-cell table:formula="of:=[.$N1]" office:value-type="string" office:string-value="deca" calcext:value-type="string">
            <text:p>deca</text:p>
          </table:table-cell>
          <table:table-cell table:formula="of:=[.$N2]" office:value-type="float" office:value="1" calcext:value-type="float">
            <text:p>1</text:p>
          </table:table-cell>
          <table:table-cell table:formula="of:=[.$A$1] * POWER(10; ([.$B14]-[.C$2]))" office:value-type="float" office:value="3E+028" calcext:value-type="float">
            <text:p>3.00E+028</text:p>
          </table:table-cell>
          <table:table-cell table:formula="of:=[.$A$1] * POWER(10; ([.$B14]-[.D$2]))" office:value-type="float" office:value="3E+025" calcext:value-type="float">
            <text:p>3.00E+025</text:p>
          </table:table-cell>
          <table:table-cell table:formula="of:=[.$A$1] * POWER(10; ([.$B14]-[.E$2]))" office:value-type="float" office:value="3E+022" calcext:value-type="float">
            <text:p>3.00E+022</text:p>
          </table:table-cell>
          <table:table-cell table:formula="of:=[.$A$1] * POWER(10; ([.$B14]-[.F$2]))" office:value-type="float" office:value="3E+019" calcext:value-type="float">
            <text:p>3.00E+019</text:p>
          </table:table-cell>
          <table:table-cell table:formula="of:=[.$A$1] * POWER(10; ([.$B14]-[.G$2]))" office:value-type="float" office:value="3E+016" calcext:value-type="float">
            <text:p>3.00E+016</text:p>
          </table:table-cell>
          <table:table-cell table:formula="of:=[.$A$1] * POWER(10; ([.$B14]-[.H$2]))" office:value-type="float" office:value="30000000000000" calcext:value-type="float">
            <text:p>3.00E+013</text:p>
          </table:table-cell>
          <table:table-cell table:formula="of:=[.$A$1] * POWER(10; ([.$B14]-[.I$2]))" office:value-type="float" office:value="30000000000" calcext:value-type="float">
            <text:p>3.00E+010</text:p>
          </table:table-cell>
          <table:table-cell table:formula="of:=[.$A$1] * POWER(10; ([.$B14]-[.J$2]))" office:value-type="float" office:value="30000000" calcext:value-type="float">
            <text:p>3.00E+007</text:p>
          </table:table-cell>
          <table:table-cell table:formula="of:=[.$A$1] * POWER(10; ([.$B14]-[.K$2]))" office:value-type="float" office:value="3000000" calcext:value-type="float">
            <text:p>3.00E+006</text:p>
          </table:table-cell>
          <table:table-cell table:formula="of:=[.$A$1] * POWER(10; ([.$B14]-[.L$2]))" office:value-type="float" office:value="300000" calcext:value-type="float">
            <text:p>3.00E+005</text:p>
          </table:table-cell>
          <table:table-cell table:formula="of:=[.$A$1] * POWER(10; ([.$B14]-[.M$2]))" office:value-type="float" office:value="30000" calcext:value-type="float">
            <text:p>3.00E+004</text:p>
          </table:table-cell>
          <table:table-cell table:formula="of:=[.$A$1] * POWER(10; ([.$B14]-[.N$2]))" office:value-type="float" office:value="3000" calcext:value-type="float">
            <text:p>3.00E+003</text:p>
          </table:table-cell>
          <table:table-cell table:formula="of:=[.$A$1] * POWER(10; ([.$B14]-[.O$2]))" office:value-type="float" office:value="300" calcext:value-type="float">
            <text:p>3.00E+002</text:p>
          </table:table-cell>
          <table:table-cell table:formula="of:=[.$A$1] * POWER(10; ([.$B14]-[.P$2]))" office:value-type="float" office:value="30" calcext:value-type="float">
            <text:p>3.00E+001</text:p>
          </table:table-cell>
          <table:table-cell table:formula="of:=[.$A$1] * POWER(10; ([.$B14]-[.Q$2]))" office:value-type="float" office:value="0.03" calcext:value-type="float">
            <text:p>3.00E-002</text:p>
          </table:table-cell>
          <table:table-cell table:formula="of:=[.$A$1] * POWER(10; ([.$B14]-[.R$2]))" office:value-type="float" office:value="0.00003" calcext:value-type="float">
            <text:p>3.00E-005</text:p>
          </table:table-cell>
          <table:table-cell table:formula="of:=[.$A$1] * POWER(10; ([.$B14]-[.S$2]))" office:value-type="float" office:value="0.00000003" calcext:value-type="float">
            <text:p>3.00E-008</text:p>
          </table:table-cell>
          <table:table-cell table:formula="of:=[.$A$1] * POWER(10; ([.$B14]-[.T$2]))" office:value-type="float" office:value="0.00000000003" calcext:value-type="float">
            <text:p>3.00E-011</text:p>
          </table:table-cell>
          <table:table-cell table:formula="of:=[.$A$1] * POWER(10; ([.$B14]-[.U$2]))" office:value-type="float" office:value="0.00000000000003" calcext:value-type="float">
            <text:p>3.00E-014</text:p>
          </table:table-cell>
          <table:table-cell table:formula="of:=[.$A$1] * POWER(10; ([.$B14]-[.V$2]))" office:value-type="float" office:value="3E-017" calcext:value-type="float">
            <text:p>3.00E-017</text:p>
          </table:table-cell>
          <table:table-cell table:formula="of:=[.$A$1] * POWER(10; ([.$B14]-[.W$2]))" office:value-type="float" office:value="3E-020" calcext:value-type="float">
            <text:p>3.00E-020</text:p>
          </table:table-cell>
          <table:table-cell/>
        </table:table-row>
        <table:table-row table:style-name="ro1">
          <table:table-cell table:formula="of:=[.$O1]" office:value-type="string" office:string-value="hecto" calcext:value-type="string">
            <text:p>hecto</text:p>
          </table:table-cell>
          <table:table-cell table:formula="of:=[.$O2]" office:value-type="float" office:value="2" calcext:value-type="float">
            <text:p>2</text:p>
          </table:table-cell>
          <table:table-cell table:formula="of:=[.$A$1] * POWER(10; ([.$B15]-[.C$2]))" office:value-type="float" office:value="3E+029" calcext:value-type="float">
            <text:p>3.00E+029</text:p>
          </table:table-cell>
          <table:table-cell table:formula="of:=[.$A$1] * POWER(10; ([.$B15]-[.D$2]))" office:value-type="float" office:value="3E+026" calcext:value-type="float">
            <text:p>3.00E+026</text:p>
          </table:table-cell>
          <table:table-cell table:formula="of:=[.$A$1] * POWER(10; ([.$B15]-[.E$2]))" office:value-type="float" office:value="3E+023" calcext:value-type="float">
            <text:p>3.00E+023</text:p>
          </table:table-cell>
          <table:table-cell table:formula="of:=[.$A$1] * POWER(10; ([.$B15]-[.F$2]))" office:value-type="float" office:value="3E+020" calcext:value-type="float">
            <text:p>3.00E+020</text:p>
          </table:table-cell>
          <table:table-cell table:formula="of:=[.$A$1] * POWER(10; ([.$B15]-[.G$2]))" office:value-type="float" office:value="3E+017" calcext:value-type="float">
            <text:p>3.00E+017</text:p>
          </table:table-cell>
          <table:table-cell table:formula="of:=[.$A$1] * POWER(10; ([.$B15]-[.H$2]))" office:value-type="float" office:value="300000000000000" calcext:value-type="float">
            <text:p>3.00E+014</text:p>
          </table:table-cell>
          <table:table-cell table:formula="of:=[.$A$1] * POWER(10; ([.$B15]-[.I$2]))" office:value-type="float" office:value="300000000000" calcext:value-type="float">
            <text:p>3.00E+011</text:p>
          </table:table-cell>
          <table:table-cell table:formula="of:=[.$A$1] * POWER(10; ([.$B15]-[.J$2]))" office:value-type="float" office:value="300000000" calcext:value-type="float">
            <text:p>3.00E+008</text:p>
          </table:table-cell>
          <table:table-cell table:formula="of:=[.$A$1] * POWER(10; ([.$B15]-[.K$2]))" office:value-type="float" office:value="30000000" calcext:value-type="float">
            <text:p>3.00E+007</text:p>
          </table:table-cell>
          <table:table-cell table:formula="of:=[.$A$1] * POWER(10; ([.$B15]-[.L$2]))" office:value-type="float" office:value="3000000" calcext:value-type="float">
            <text:p>3.00E+006</text:p>
          </table:table-cell>
          <table:table-cell table:formula="of:=[.$A$1] * POWER(10; ([.$B15]-[.M$2]))" office:value-type="float" office:value="300000" calcext:value-type="float">
            <text:p>3.00E+005</text:p>
          </table:table-cell>
          <table:table-cell table:formula="of:=[.$A$1] * POWER(10; ([.$B15]-[.N$2]))" office:value-type="float" office:value="30000" calcext:value-type="float">
            <text:p>3.00E+004</text:p>
          </table:table-cell>
          <table:table-cell table:formula="of:=[.$A$1] * POWER(10; ([.$B15]-[.O$2]))" office:value-type="float" office:value="3000" calcext:value-type="float">
            <text:p>3.00E+003</text:p>
          </table:table-cell>
          <table:table-cell table:formula="of:=[.$A$1] * POWER(10; ([.$B15]-[.P$2]))" office:value-type="float" office:value="300" calcext:value-type="float">
            <text:p>3.00E+002</text:p>
          </table:table-cell>
          <table:table-cell table:formula="of:=[.$A$1] * POWER(10; ([.$B15]-[.Q$2]))" office:value-type="float" office:value="0.3" calcext:value-type="float">
            <text:p>3.00E-001</text:p>
          </table:table-cell>
          <table:table-cell table:formula="of:=[.$A$1] * POWER(10; ([.$B15]-[.R$2]))" office:value-type="float" office:value="0.0003" calcext:value-type="float">
            <text:p>3.00E-004</text:p>
          </table:table-cell>
          <table:table-cell table:formula="of:=[.$A$1] * POWER(10; ([.$B15]-[.S$2]))" office:value-type="float" office:value="0.0000003" calcext:value-type="float">
            <text:p>3.00E-007</text:p>
          </table:table-cell>
          <table:table-cell table:formula="of:=[.$A$1] * POWER(10; ([.$B15]-[.T$2]))" office:value-type="float" office:value="0.0000000003" calcext:value-type="float">
            <text:p>3.00E-010</text:p>
          </table:table-cell>
          <table:table-cell table:formula="of:=[.$A$1] * POWER(10; ([.$B15]-[.U$2]))" office:value-type="float" office:value="0.0000000000003" calcext:value-type="float">
            <text:p>3.00E-013</text:p>
          </table:table-cell>
          <table:table-cell table:formula="of:=[.$A$1] * POWER(10; ([.$B15]-[.V$2]))" office:value-type="float" office:value="3E-016" calcext:value-type="float">
            <text:p>3.00E-016</text:p>
          </table:table-cell>
          <table:table-cell table:formula="of:=[.$A$1] * POWER(10; ([.$B15]-[.W$2]))" office:value-type="float" office:value="3E-019" calcext:value-type="float">
            <text:p>3.00E-019</text:p>
          </table:table-cell>
          <table:table-cell/>
        </table:table-row>
        <table:table-row table:style-name="ro1">
          <table:table-cell table:formula="of:=[.$P1]" office:value-type="string" office:string-value="kilo" calcext:value-type="string">
            <text:p>kilo</text:p>
          </table:table-cell>
          <table:table-cell table:formula="of:=[.$P2]" office:value-type="float" office:value="3" calcext:value-type="float">
            <text:p>3</text:p>
          </table:table-cell>
          <table:table-cell table:formula="of:=[.$A$1] * POWER(10; ([.$B16]-[.C$2]))" office:value-type="float" office:value="3E+030" calcext:value-type="float">
            <text:p>3.00E+030</text:p>
          </table:table-cell>
          <table:table-cell table:formula="of:=[.$A$1] * POWER(10; ([.$B16]-[.D$2]))" office:value-type="float" office:value="3E+027" calcext:value-type="float">
            <text:p>3.00E+027</text:p>
          </table:table-cell>
          <table:table-cell table:formula="of:=[.$A$1] * POWER(10; ([.$B16]-[.E$2]))" office:value-type="float" office:value="3E+024" calcext:value-type="float">
            <text:p>3.00E+024</text:p>
          </table:table-cell>
          <table:table-cell table:formula="of:=[.$A$1] * POWER(10; ([.$B16]-[.F$2]))" office:value-type="float" office:value="3E+021" calcext:value-type="float">
            <text:p>3.00E+021</text:p>
          </table:table-cell>
          <table:table-cell table:formula="of:=[.$A$1] * POWER(10; ([.$B16]-[.G$2]))" office:value-type="float" office:value="3E+018" calcext:value-type="float">
            <text:p>3.00E+018</text:p>
          </table:table-cell>
          <table:table-cell table:formula="of:=[.$A$1] * POWER(10; ([.$B16]-[.H$2]))" office:value-type="float" office:value="3E+015" calcext:value-type="float">
            <text:p>3.00E+015</text:p>
          </table:table-cell>
          <table:table-cell table:formula="of:=[.$A$1] * POWER(10; ([.$B16]-[.I$2]))" office:value-type="float" office:value="3000000000000" calcext:value-type="float">
            <text:p>3.00E+012</text:p>
          </table:table-cell>
          <table:table-cell table:formula="of:=[.$A$1] * POWER(10; ([.$B16]-[.J$2]))" office:value-type="float" office:value="3000000000" calcext:value-type="float">
            <text:p>3.00E+009</text:p>
          </table:table-cell>
          <table:table-cell table:formula="of:=[.$A$1] * POWER(10; ([.$B16]-[.K$2]))" office:value-type="float" office:value="300000000" calcext:value-type="float">
            <text:p>3.00E+008</text:p>
          </table:table-cell>
          <table:table-cell table:formula="of:=[.$A$1] * POWER(10; ([.$B16]-[.L$2]))" office:value-type="float" office:value="30000000" calcext:value-type="float">
            <text:p>3.00E+007</text:p>
          </table:table-cell>
          <table:table-cell table:formula="of:=[.$A$1] * POWER(10; ([.$B16]-[.M$2]))" office:value-type="float" office:value="3000000" calcext:value-type="float">
            <text:p>3.00E+006</text:p>
          </table:table-cell>
          <table:table-cell table:formula="of:=[.$A$1] * POWER(10; ([.$B16]-[.N$2]))" office:value-type="float" office:value="300000" calcext:value-type="float">
            <text:p>3.00E+005</text:p>
          </table:table-cell>
          <table:table-cell table:formula="of:=[.$A$1] * POWER(10; ([.$B16]-[.O$2]))" office:value-type="float" office:value="30000" calcext:value-type="float">
            <text:p>3.00E+004</text:p>
          </table:table-cell>
          <table:table-cell table:formula="of:=[.$A$1] * POWER(10; ([.$B16]-[.P$2]))" office:value-type="float" office:value="3000" calcext:value-type="float">
            <text:p>3.00E+003</text:p>
          </table:table-cell>
          <table:table-cell table:formula="of:=[.$A$1] * POWER(10; ([.$B16]-[.Q$2]))" office:value-type="float" office:value="3" calcext:value-type="float">
            <text:p>3.00E+000</text:p>
          </table:table-cell>
          <table:table-cell table:formula="of:=[.$A$1] * POWER(10; ([.$B16]-[.R$2]))" office:value-type="float" office:value="0.003" calcext:value-type="float">
            <text:p>3.00E-003</text:p>
          </table:table-cell>
          <table:table-cell table:formula="of:=[.$A$1] * POWER(10; ([.$B16]-[.S$2]))" office:value-type="float" office:value="0.000003" calcext:value-type="float">
            <text:p>3.00E-006</text:p>
          </table:table-cell>
          <table:table-cell table:formula="of:=[.$A$1] * POWER(10; ([.$B16]-[.T$2]))" office:value-type="float" office:value="0.000000003" calcext:value-type="float">
            <text:p>3.00E-009</text:p>
          </table:table-cell>
          <table:table-cell table:formula="of:=[.$A$1] * POWER(10; ([.$B16]-[.U$2]))" office:value-type="float" office:value="0.000000000003" calcext:value-type="float">
            <text:p>3.00E-012</text:p>
          </table:table-cell>
          <table:table-cell table:formula="of:=[.$A$1] * POWER(10; ([.$B16]-[.V$2]))" office:value-type="float" office:value="3E-015" calcext:value-type="float">
            <text:p>3.00E-015</text:p>
          </table:table-cell>
          <table:table-cell table:formula="of:=[.$A$1] * POWER(10; ([.$B16]-[.W$2]))" office:value-type="float" office:value="3E-018" calcext:value-type="float">
            <text:p>3.00E-018</text:p>
          </table:table-cell>
          <table:table-cell/>
        </table:table-row>
        <table:table-row table:style-name="ro1">
          <table:table-cell table:formula="of:=[.$Q1]" office:value-type="string" office:string-value="mega" calcext:value-type="string">
            <text:p>mega</text:p>
          </table:table-cell>
          <table:table-cell table:formula="of:=[.$Q2]" office:value-type="float" office:value="6" calcext:value-type="float">
            <text:p>6</text:p>
          </table:table-cell>
          <table:table-cell table:formula="of:=[.$A$1] * POWER(10; ([.$B17]-[.C$2]))" office:value-type="float" office:value="3E+033" calcext:value-type="float">
            <text:p>3.00E+033</text:p>
          </table:table-cell>
          <table:table-cell table:formula="of:=[.$A$1] * POWER(10; ([.$B17]-[.D$2]))" office:value-type="float" office:value="3E+030" calcext:value-type="float">
            <text:p>3.00E+030</text:p>
          </table:table-cell>
          <table:table-cell table:formula="of:=[.$A$1] * POWER(10; ([.$B17]-[.E$2]))" office:value-type="float" office:value="3E+027" calcext:value-type="float">
            <text:p>3.00E+027</text:p>
          </table:table-cell>
          <table:table-cell table:formula="of:=[.$A$1] * POWER(10; ([.$B17]-[.F$2]))" office:value-type="float" office:value="3E+024" calcext:value-type="float">
            <text:p>3.00E+024</text:p>
          </table:table-cell>
          <table:table-cell table:formula="of:=[.$A$1] * POWER(10; ([.$B17]-[.G$2]))" office:value-type="float" office:value="3E+021" calcext:value-type="float">
            <text:p>3.00E+021</text:p>
          </table:table-cell>
          <table:table-cell table:formula="of:=[.$A$1] * POWER(10; ([.$B17]-[.H$2]))" office:value-type="float" office:value="3E+018" calcext:value-type="float">
            <text:p>3.00E+018</text:p>
          </table:table-cell>
          <table:table-cell table:formula="of:=[.$A$1] * POWER(10; ([.$B17]-[.I$2]))" office:value-type="float" office:value="3E+015" calcext:value-type="float">
            <text:p>3.00E+015</text:p>
          </table:table-cell>
          <table:table-cell table:formula="of:=[.$A$1] * POWER(10; ([.$B17]-[.J$2]))" office:value-type="float" office:value="3000000000000" calcext:value-type="float">
            <text:p>3.00E+012</text:p>
          </table:table-cell>
          <table:table-cell table:formula="of:=[.$A$1] * POWER(10; ([.$B17]-[.K$2]))" office:value-type="float" office:value="300000000000" calcext:value-type="float">
            <text:p>3.00E+011</text:p>
          </table:table-cell>
          <table:table-cell table:formula="of:=[.$A$1] * POWER(10; ([.$B17]-[.L$2]))" office:value-type="float" office:value="30000000000" calcext:value-type="float">
            <text:p>3.00E+010</text:p>
          </table:table-cell>
          <table:table-cell table:formula="of:=[.$A$1] * POWER(10; ([.$B17]-[.M$2]))" office:value-type="float" office:value="3000000000" calcext:value-type="float">
            <text:p>3.00E+009</text:p>
          </table:table-cell>
          <table:table-cell table:formula="of:=[.$A$1] * POWER(10; ([.$B17]-[.N$2]))" office:value-type="float" office:value="300000000" calcext:value-type="float">
            <text:p>3.00E+008</text:p>
          </table:table-cell>
          <table:table-cell table:formula="of:=[.$A$1] * POWER(10; ([.$B17]-[.O$2]))" office:value-type="float" office:value="30000000" calcext:value-type="float">
            <text:p>3.00E+007</text:p>
          </table:table-cell>
          <table:table-cell table:formula="of:=[.$A$1] * POWER(10; ([.$B17]-[.P$2]))" office:value-type="float" office:value="3000000" calcext:value-type="float">
            <text:p>3.00E+006</text:p>
          </table:table-cell>
          <table:table-cell table:formula="of:=[.$A$1] * POWER(10; ([.$B17]-[.Q$2]))" office:value-type="float" office:value="3000" calcext:value-type="float">
            <text:p>3.00E+003</text:p>
          </table:table-cell>
          <table:table-cell table:formula="of:=[.$A$1] * POWER(10; ([.$B17]-[.R$2]))" office:value-type="float" office:value="3" calcext:value-type="float">
            <text:p>3.00E+000</text:p>
          </table:table-cell>
          <table:table-cell table:formula="of:=[.$A$1] * POWER(10; ([.$B17]-[.S$2]))" office:value-type="float" office:value="0.003" calcext:value-type="float">
            <text:p>3.00E-003</text:p>
          </table:table-cell>
          <table:table-cell table:formula="of:=[.$A$1] * POWER(10; ([.$B17]-[.T$2]))" office:value-type="float" office:value="0.000003" calcext:value-type="float">
            <text:p>3.00E-006</text:p>
          </table:table-cell>
          <table:table-cell table:formula="of:=[.$A$1] * POWER(10; ([.$B17]-[.U$2]))" office:value-type="float" office:value="0.000000003" calcext:value-type="float">
            <text:p>3.00E-009</text:p>
          </table:table-cell>
          <table:table-cell table:formula="of:=[.$A$1] * POWER(10; ([.$B17]-[.V$2]))" office:value-type="float" office:value="0.000000000003" calcext:value-type="float">
            <text:p>3.00E-012</text:p>
          </table:table-cell>
          <table:table-cell table:formula="of:=[.$A$1] * POWER(10; ([.$B17]-[.W$2]))" office:value-type="float" office:value="3E-015" calcext:value-type="float">
            <text:p>3.00E-015</text:p>
          </table:table-cell>
          <table:table-cell/>
        </table:table-row>
        <table:table-row table:style-name="ro1">
          <table:table-cell table:formula="of:=[.$R1]" office:value-type="string" office:string-value="giga" calcext:value-type="string">
            <text:p>giga</text:p>
          </table:table-cell>
          <table:table-cell table:formula="of:=[.$R2]" office:value-type="float" office:value="9" calcext:value-type="float">
            <text:p>9</text:p>
          </table:table-cell>
          <table:table-cell table:formula="of:=[.$A$1] * POWER(10; ([.$B18]-[.C$2]))" office:value-type="float" office:value="3E+036" calcext:value-type="float">
            <text:p>3.00E+036</text:p>
          </table:table-cell>
          <table:table-cell table:formula="of:=[.$A$1] * POWER(10; ([.$B18]-[.D$2]))" office:value-type="float" office:value="3E+033" calcext:value-type="float">
            <text:p>3.00E+033</text:p>
          </table:table-cell>
          <table:table-cell table:formula="of:=[.$A$1] * POWER(10; ([.$B18]-[.E$2]))" office:value-type="float" office:value="3E+030" calcext:value-type="float">
            <text:p>3.00E+030</text:p>
          </table:table-cell>
          <table:table-cell table:formula="of:=[.$A$1] * POWER(10; ([.$B18]-[.F$2]))" office:value-type="float" office:value="3E+027" calcext:value-type="float">
            <text:p>3.00E+027</text:p>
          </table:table-cell>
          <table:table-cell table:formula="of:=[.$A$1] * POWER(10; ([.$B18]-[.G$2]))" office:value-type="float" office:value="3E+024" calcext:value-type="float">
            <text:p>3.00E+024</text:p>
          </table:table-cell>
          <table:table-cell table:formula="of:=[.$A$1] * POWER(10; ([.$B18]-[.H$2]))" office:value-type="float" office:value="3E+021" calcext:value-type="float">
            <text:p>3.00E+021</text:p>
          </table:table-cell>
          <table:table-cell table:formula="of:=[.$A$1] * POWER(10; ([.$B18]-[.I$2]))" office:value-type="float" office:value="3E+018" calcext:value-type="float">
            <text:p>3.00E+018</text:p>
          </table:table-cell>
          <table:table-cell table:formula="of:=[.$A$1] * POWER(10; ([.$B18]-[.J$2]))" office:value-type="float" office:value="3E+015" calcext:value-type="float">
            <text:p>3.00E+015</text:p>
          </table:table-cell>
          <table:table-cell table:formula="of:=[.$A$1] * POWER(10; ([.$B18]-[.K$2]))" office:value-type="float" office:value="300000000000000" calcext:value-type="float">
            <text:p>3.00E+014</text:p>
          </table:table-cell>
          <table:table-cell table:formula="of:=[.$A$1] * POWER(10; ([.$B18]-[.L$2]))" office:value-type="float" office:value="30000000000000" calcext:value-type="float">
            <text:p>3.00E+013</text:p>
          </table:table-cell>
          <table:table-cell table:formula="of:=[.$A$1] * POWER(10; ([.$B18]-[.M$2]))" office:value-type="float" office:value="3000000000000" calcext:value-type="float">
            <text:p>3.00E+012</text:p>
          </table:table-cell>
          <table:table-cell table:formula="of:=[.$A$1] * POWER(10; ([.$B18]-[.N$2]))" office:value-type="float" office:value="300000000000" calcext:value-type="float">
            <text:p>3.00E+011</text:p>
          </table:table-cell>
          <table:table-cell table:formula="of:=[.$A$1] * POWER(10; ([.$B18]-[.O$2]))" office:value-type="float" office:value="30000000000" calcext:value-type="float">
            <text:p>3.00E+010</text:p>
          </table:table-cell>
          <table:table-cell table:formula="of:=[.$A$1] * POWER(10; ([.$B18]-[.P$2]))" office:value-type="float" office:value="3000000000" calcext:value-type="float">
            <text:p>3.00E+009</text:p>
          </table:table-cell>
          <table:table-cell table:formula="of:=[.$A$1] * POWER(10; ([.$B18]-[.Q$2]))" office:value-type="float" office:value="3000000" calcext:value-type="float">
            <text:p>3.00E+006</text:p>
          </table:table-cell>
          <table:table-cell table:formula="of:=[.$A$1] * POWER(10; ([.$B18]-[.R$2]))" office:value-type="float" office:value="3000" calcext:value-type="float">
            <text:p>3.00E+003</text:p>
          </table:table-cell>
          <table:table-cell table:formula="of:=[.$A$1] * POWER(10; ([.$B18]-[.S$2]))" office:value-type="float" office:value="3" calcext:value-type="float">
            <text:p>3.00E+000</text:p>
          </table:table-cell>
          <table:table-cell table:formula="of:=[.$A$1] * POWER(10; ([.$B18]-[.T$2]))" office:value-type="float" office:value="0.003" calcext:value-type="float">
            <text:p>3.00E-003</text:p>
          </table:table-cell>
          <table:table-cell table:formula="of:=[.$A$1] * POWER(10; ([.$B18]-[.U$2]))" office:value-type="float" office:value="0.000003" calcext:value-type="float">
            <text:p>3.00E-006</text:p>
          </table:table-cell>
          <table:table-cell table:formula="of:=[.$A$1] * POWER(10; ([.$B18]-[.V$2]))" office:value-type="float" office:value="0.000000003" calcext:value-type="float">
            <text:p>3.00E-009</text:p>
          </table:table-cell>
          <table:table-cell table:formula="of:=[.$A$1] * POWER(10; ([.$B18]-[.W$2]))" office:value-type="float" office:value="0.000000000003" calcext:value-type="float">
            <text:p>3.00E-012</text:p>
          </table:table-cell>
          <table:table-cell/>
        </table:table-row>
        <table:table-row table:style-name="ro1">
          <table:table-cell table:formula="of:=[.$S1]" office:value-type="string" office:string-value="tera" calcext:value-type="string">
            <text:p>tera</text:p>
          </table:table-cell>
          <table:table-cell table:formula="of:=[.$S2]" office:value-type="float" office:value="12" calcext:value-type="float">
            <text:p>12</text:p>
          </table:table-cell>
          <table:table-cell table:formula="of:=[.$A$1] * POWER(10; ([.$B19]-[.C$2]))" office:value-type="float" office:value="3E+039" calcext:value-type="float">
            <text:p>3.00E+039</text:p>
          </table:table-cell>
          <table:table-cell table:formula="of:=[.$A$1] * POWER(10; ([.$B19]-[.D$2]))" office:value-type="float" office:value="3E+036" calcext:value-type="float">
            <text:p>3.00E+036</text:p>
          </table:table-cell>
          <table:table-cell table:formula="of:=[.$A$1] * POWER(10; ([.$B19]-[.E$2]))" office:value-type="float" office:value="3E+033" calcext:value-type="float">
            <text:p>3.00E+033</text:p>
          </table:table-cell>
          <table:table-cell table:formula="of:=[.$A$1] * POWER(10; ([.$B19]-[.F$2]))" office:value-type="float" office:value="3E+030" calcext:value-type="float">
            <text:p>3.00E+030</text:p>
          </table:table-cell>
          <table:table-cell table:formula="of:=[.$A$1] * POWER(10; ([.$B19]-[.G$2]))" office:value-type="float" office:value="3E+027" calcext:value-type="float">
            <text:p>3.00E+027</text:p>
          </table:table-cell>
          <table:table-cell table:formula="of:=[.$A$1] * POWER(10; ([.$B19]-[.H$2]))" office:value-type="float" office:value="3E+024" calcext:value-type="float">
            <text:p>3.00E+024</text:p>
          </table:table-cell>
          <table:table-cell table:formula="of:=[.$A$1] * POWER(10; ([.$B19]-[.I$2]))" office:value-type="float" office:value="3E+021" calcext:value-type="float">
            <text:p>3.00E+021</text:p>
          </table:table-cell>
          <table:table-cell table:formula="of:=[.$A$1] * POWER(10; ([.$B19]-[.J$2]))" office:value-type="float" office:value="3E+018" calcext:value-type="float">
            <text:p>3.00E+018</text:p>
          </table:table-cell>
          <table:table-cell table:formula="of:=[.$A$1] * POWER(10; ([.$B19]-[.K$2]))" office:value-type="float" office:value="3E+017" calcext:value-type="float">
            <text:p>3.00E+017</text:p>
          </table:table-cell>
          <table:table-cell table:formula="of:=[.$A$1] * POWER(10; ([.$B19]-[.L$2]))" office:value-type="float" office:value="3E+016" calcext:value-type="float">
            <text:p>3.00E+016</text:p>
          </table:table-cell>
          <table:table-cell table:formula="of:=[.$A$1] * POWER(10; ([.$B19]-[.M$2]))" office:value-type="float" office:value="3E+015" calcext:value-type="float">
            <text:p>3.00E+015</text:p>
          </table:table-cell>
          <table:table-cell table:formula="of:=[.$A$1] * POWER(10; ([.$B19]-[.N$2]))" office:value-type="float" office:value="300000000000000" calcext:value-type="float">
            <text:p>3.00E+014</text:p>
          </table:table-cell>
          <table:table-cell table:formula="of:=[.$A$1] * POWER(10; ([.$B19]-[.O$2]))" office:value-type="float" office:value="30000000000000" calcext:value-type="float">
            <text:p>3.00E+013</text:p>
          </table:table-cell>
          <table:table-cell table:formula="of:=[.$A$1] * POWER(10; ([.$B19]-[.P$2]))" office:value-type="float" office:value="3000000000000" calcext:value-type="float">
            <text:p>3.00E+012</text:p>
          </table:table-cell>
          <table:table-cell table:formula="of:=[.$A$1] * POWER(10; ([.$B19]-[.Q$2]))" office:value-type="float" office:value="3000000000" calcext:value-type="float">
            <text:p>3.00E+009</text:p>
          </table:table-cell>
          <table:table-cell table:formula="of:=[.$A$1] * POWER(10; ([.$B19]-[.R$2]))" office:value-type="float" office:value="3000000" calcext:value-type="float">
            <text:p>3.00E+006</text:p>
          </table:table-cell>
          <table:table-cell table:formula="of:=[.$A$1] * POWER(10; ([.$B19]-[.S$2]))" office:value-type="float" office:value="3000" calcext:value-type="float">
            <text:p>3.00E+003</text:p>
          </table:table-cell>
          <table:table-cell table:formula="of:=[.$A$1] * POWER(10; ([.$B19]-[.T$2]))" office:value-type="float" office:value="3" calcext:value-type="float">
            <text:p>3.00E+000</text:p>
          </table:table-cell>
          <table:table-cell table:formula="of:=[.$A$1] * POWER(10; ([.$B19]-[.U$2]))" office:value-type="float" office:value="0.003" calcext:value-type="float">
            <text:p>3.00E-003</text:p>
          </table:table-cell>
          <table:table-cell table:formula="of:=[.$A$1] * POWER(10; ([.$B19]-[.V$2]))" office:value-type="float" office:value="0.000003" calcext:value-type="float">
            <text:p>3.00E-006</text:p>
          </table:table-cell>
          <table:table-cell table:formula="of:=[.$A$1] * POWER(10; ([.$B19]-[.W$2]))" office:value-type="float" office:value="0.000000003" calcext:value-type="float">
            <text:p>3.00E-009</text:p>
          </table:table-cell>
          <table:table-cell/>
        </table:table-row>
        <table:table-row table:style-name="ro1">
          <table:table-cell table:formula="of:=[.$T1]" office:value-type="string" office:string-value="peta" calcext:value-type="string">
            <text:p>peta</text:p>
          </table:table-cell>
          <table:table-cell table:formula="of:=[.$T2]" office:value-type="float" office:value="15" calcext:value-type="float">
            <text:p>15</text:p>
          </table:table-cell>
          <table:table-cell table:formula="of:=[.$A$1] * POWER(10; ([.$B20]-[.C$2]))" office:value-type="float" office:value="3E+042" calcext:value-type="float">
            <text:p>3.00E+042</text:p>
          </table:table-cell>
          <table:table-cell table:formula="of:=[.$A$1] * POWER(10; ([.$B20]-[.D$2]))" office:value-type="float" office:value="3E+039" calcext:value-type="float">
            <text:p>3.00E+039</text:p>
          </table:table-cell>
          <table:table-cell table:formula="of:=[.$A$1] * POWER(10; ([.$B20]-[.E$2]))" office:value-type="float" office:value="3E+036" calcext:value-type="float">
            <text:p>3.00E+036</text:p>
          </table:table-cell>
          <table:table-cell table:formula="of:=[.$A$1] * POWER(10; ([.$B20]-[.F$2]))" office:value-type="float" office:value="3E+033" calcext:value-type="float">
            <text:p>3.00E+033</text:p>
          </table:table-cell>
          <table:table-cell table:formula="of:=[.$A$1] * POWER(10; ([.$B20]-[.G$2]))" office:value-type="float" office:value="3E+030" calcext:value-type="float">
            <text:p>3.00E+030</text:p>
          </table:table-cell>
          <table:table-cell table:formula="of:=[.$A$1] * POWER(10; ([.$B20]-[.H$2]))" office:value-type="float" office:value="3E+027" calcext:value-type="float">
            <text:p>3.00E+027</text:p>
          </table:table-cell>
          <table:table-cell table:formula="of:=[.$A$1] * POWER(10; ([.$B20]-[.I$2]))" office:value-type="float" office:value="3E+024" calcext:value-type="float">
            <text:p>3.00E+024</text:p>
          </table:table-cell>
          <table:table-cell table:formula="of:=[.$A$1] * POWER(10; ([.$B20]-[.J$2]))" office:value-type="float" office:value="3E+021" calcext:value-type="float">
            <text:p>3.00E+021</text:p>
          </table:table-cell>
          <table:table-cell table:formula="of:=[.$A$1] * POWER(10; ([.$B20]-[.K$2]))" office:value-type="float" office:value="3E+020" calcext:value-type="float">
            <text:p>3.00E+020</text:p>
          </table:table-cell>
          <table:table-cell table:formula="of:=[.$A$1] * POWER(10; ([.$B20]-[.L$2]))" office:value-type="float" office:value="3E+019" calcext:value-type="float">
            <text:p>3.00E+019</text:p>
          </table:table-cell>
          <table:table-cell table:formula="of:=[.$A$1] * POWER(10; ([.$B20]-[.M$2]))" office:value-type="float" office:value="3E+018" calcext:value-type="float">
            <text:p>3.00E+018</text:p>
          </table:table-cell>
          <table:table-cell table:formula="of:=[.$A$1] * POWER(10; ([.$B20]-[.N$2]))" office:value-type="float" office:value="3E+017" calcext:value-type="float">
            <text:p>3.00E+017</text:p>
          </table:table-cell>
          <table:table-cell table:formula="of:=[.$A$1] * POWER(10; ([.$B20]-[.O$2]))" office:value-type="float" office:value="3E+016" calcext:value-type="float">
            <text:p>3.00E+016</text:p>
          </table:table-cell>
          <table:table-cell table:formula="of:=[.$A$1] * POWER(10; ([.$B20]-[.P$2]))" office:value-type="float" office:value="3E+015" calcext:value-type="float">
            <text:p>3.00E+015</text:p>
          </table:table-cell>
          <table:table-cell table:formula="of:=[.$A$1] * POWER(10; ([.$B20]-[.Q$2]))" office:value-type="float" office:value="3000000000000" calcext:value-type="float">
            <text:p>3.00E+012</text:p>
          </table:table-cell>
          <table:table-cell table:formula="of:=[.$A$1] * POWER(10; ([.$B20]-[.R$2]))" office:value-type="float" office:value="3000000000" calcext:value-type="float">
            <text:p>3.00E+009</text:p>
          </table:table-cell>
          <table:table-cell table:formula="of:=[.$A$1] * POWER(10; ([.$B20]-[.S$2]))" office:value-type="float" office:value="3000000" calcext:value-type="float">
            <text:p>3.00E+006</text:p>
          </table:table-cell>
          <table:table-cell table:formula="of:=[.$A$1] * POWER(10; ([.$B20]-[.T$2]))" office:value-type="float" office:value="3000" calcext:value-type="float">
            <text:p>3.00E+003</text:p>
          </table:table-cell>
          <table:table-cell table:formula="of:=[.$A$1] * POWER(10; ([.$B20]-[.U$2]))" office:value-type="float" office:value="3" calcext:value-type="float">
            <text:p>3.00E+000</text:p>
          </table:table-cell>
          <table:table-cell table:formula="of:=[.$A$1] * POWER(10; ([.$B20]-[.V$2]))" office:value-type="float" office:value="0.003" calcext:value-type="float">
            <text:p>3.00E-003</text:p>
          </table:table-cell>
          <table:table-cell table:formula="of:=[.$A$1] * POWER(10; ([.$B20]-[.W$2]))" office:value-type="float" office:value="0.000003" calcext:value-type="float">
            <text:p>3.00E-006</text:p>
          </table:table-cell>
          <table:table-cell/>
        </table:table-row>
        <table:table-row table:style-name="ro1">
          <table:table-cell table:formula="of:=[.$U1]" office:value-type="string" office:string-value="exa" calcext:value-type="string">
            <text:p>exa</text:p>
          </table:table-cell>
          <table:table-cell table:formula="of:=[.$U2]" office:value-type="float" office:value="18" calcext:value-type="float">
            <text:p>18</text:p>
          </table:table-cell>
          <table:table-cell table:formula="of:=[.$A$1] * POWER(10; ([.$B21]-[.C$2]))" office:value-type="float" office:value="3E+045" calcext:value-type="float">
            <text:p>3.00E+045</text:p>
          </table:table-cell>
          <table:table-cell table:formula="of:=[.$A$1] * POWER(10; ([.$B21]-[.D$2]))" office:value-type="float" office:value="3E+042" calcext:value-type="float">
            <text:p>3.00E+042</text:p>
          </table:table-cell>
          <table:table-cell table:formula="of:=[.$A$1] * POWER(10; ([.$B21]-[.E$2]))" office:value-type="float" office:value="3E+039" calcext:value-type="float">
            <text:p>3.00E+039</text:p>
          </table:table-cell>
          <table:table-cell table:formula="of:=[.$A$1] * POWER(10; ([.$B21]-[.F$2]))" office:value-type="float" office:value="3E+036" calcext:value-type="float">
            <text:p>3.00E+036</text:p>
          </table:table-cell>
          <table:table-cell table:formula="of:=[.$A$1] * POWER(10; ([.$B21]-[.G$2]))" office:value-type="float" office:value="3E+033" calcext:value-type="float">
            <text:p>3.00E+033</text:p>
          </table:table-cell>
          <table:table-cell table:formula="of:=[.$A$1] * POWER(10; ([.$B21]-[.H$2]))" office:value-type="float" office:value="3E+030" calcext:value-type="float">
            <text:p>3.00E+030</text:p>
          </table:table-cell>
          <table:table-cell table:formula="of:=[.$A$1] * POWER(10; ([.$B21]-[.I$2]))" office:value-type="float" office:value="3E+027" calcext:value-type="float">
            <text:p>3.00E+027</text:p>
          </table:table-cell>
          <table:table-cell table:formula="of:=[.$A$1] * POWER(10; ([.$B21]-[.J$2]))" office:value-type="float" office:value="3E+024" calcext:value-type="float">
            <text:p>3.00E+024</text:p>
          </table:table-cell>
          <table:table-cell table:formula="of:=[.$A$1] * POWER(10; ([.$B21]-[.K$2]))" office:value-type="float" office:value="3E+023" calcext:value-type="float">
            <text:p>3.00E+023</text:p>
          </table:table-cell>
          <table:table-cell table:formula="of:=[.$A$1] * POWER(10; ([.$B21]-[.L$2]))" office:value-type="float" office:value="3E+022" calcext:value-type="float">
            <text:p>3.00E+022</text:p>
          </table:table-cell>
          <table:table-cell table:formula="of:=[.$A$1] * POWER(10; ([.$B21]-[.M$2]))" office:value-type="float" office:value="3E+021" calcext:value-type="float">
            <text:p>3.00E+021</text:p>
          </table:table-cell>
          <table:table-cell table:formula="of:=[.$A$1] * POWER(10; ([.$B21]-[.N$2]))" office:value-type="float" office:value="3E+020" calcext:value-type="float">
            <text:p>3.00E+020</text:p>
          </table:table-cell>
          <table:table-cell table:formula="of:=[.$A$1] * POWER(10; ([.$B21]-[.O$2]))" office:value-type="float" office:value="3E+019" calcext:value-type="float">
            <text:p>3.00E+019</text:p>
          </table:table-cell>
          <table:table-cell table:formula="of:=[.$A$1] * POWER(10; ([.$B21]-[.P$2]))" office:value-type="float" office:value="3E+018" calcext:value-type="float">
            <text:p>3.00E+018</text:p>
          </table:table-cell>
          <table:table-cell table:formula="of:=[.$A$1] * POWER(10; ([.$B21]-[.Q$2]))" office:value-type="float" office:value="3E+015" calcext:value-type="float">
            <text:p>3.00E+015</text:p>
          </table:table-cell>
          <table:table-cell table:formula="of:=[.$A$1] * POWER(10; ([.$B21]-[.R$2]))" office:value-type="float" office:value="3000000000000" calcext:value-type="float">
            <text:p>3.00E+012</text:p>
          </table:table-cell>
          <table:table-cell table:formula="of:=[.$A$1] * POWER(10; ([.$B21]-[.S$2]))" office:value-type="float" office:value="3000000000" calcext:value-type="float">
            <text:p>3.00E+009</text:p>
          </table:table-cell>
          <table:table-cell table:formula="of:=[.$A$1] * POWER(10; ([.$B21]-[.T$2]))" office:value-type="float" office:value="3000000" calcext:value-type="float">
            <text:p>3.00E+006</text:p>
          </table:table-cell>
          <table:table-cell table:formula="of:=[.$A$1] * POWER(10; ([.$B21]-[.U$2]))" office:value-type="float" office:value="3000" calcext:value-type="float">
            <text:p>3.00E+003</text:p>
          </table:table-cell>
          <table:table-cell table:formula="of:=[.$A$1] * POWER(10; ([.$B21]-[.V$2]))" office:value-type="float" office:value="3" calcext:value-type="float">
            <text:p>3.00E+000</text:p>
          </table:table-cell>
          <table:table-cell table:formula="of:=[.$A$1] * POWER(10; ([.$B21]-[.W$2]))" office:value-type="float" office:value="0.003" calcext:value-type="float">
            <text:p>3.00E-003</text:p>
          </table:table-cell>
          <table:table-cell/>
        </table:table-row>
        <table:table-row table:style-name="ro1">
          <table:table-cell table:formula="of:=[.$V1]" office:value-type="string" office:string-value="zetta" calcext:value-type="string">
            <text:p>zetta</text:p>
          </table:table-cell>
          <table:table-cell table:formula="of:=[.$V2]" office:value-type="float" office:value="21" calcext:value-type="float">
            <text:p>21</text:p>
          </table:table-cell>
          <table:table-cell table:formula="of:=[.$A$1] * POWER(10; ([.$B22]-[.C$2]))" office:value-type="float" office:value="3E+048" calcext:value-type="float">
            <text:p>3.00E+048</text:p>
          </table:table-cell>
          <table:table-cell table:formula="of:=[.$A$1] * POWER(10; ([.$B22]-[.D$2]))" office:value-type="float" office:value="3E+045" calcext:value-type="float">
            <text:p>3.00E+045</text:p>
          </table:table-cell>
          <table:table-cell table:formula="of:=[.$A$1] * POWER(10; ([.$B22]-[.E$2]))" office:value-type="float" office:value="3E+042" calcext:value-type="float">
            <text:p>3.00E+042</text:p>
          </table:table-cell>
          <table:table-cell table:formula="of:=[.$A$1] * POWER(10; ([.$B22]-[.F$2]))" office:value-type="float" office:value="3E+039" calcext:value-type="float">
            <text:p>3.00E+039</text:p>
          </table:table-cell>
          <table:table-cell table:formula="of:=[.$A$1] * POWER(10; ([.$B22]-[.G$2]))" office:value-type="float" office:value="3E+036" calcext:value-type="float">
            <text:p>3.00E+036</text:p>
          </table:table-cell>
          <table:table-cell table:formula="of:=[.$A$1] * POWER(10; ([.$B22]-[.H$2]))" office:value-type="float" office:value="3E+033" calcext:value-type="float">
            <text:p>3.00E+033</text:p>
          </table:table-cell>
          <table:table-cell table:formula="of:=[.$A$1] * POWER(10; ([.$B22]-[.I$2]))" office:value-type="float" office:value="3E+030" calcext:value-type="float">
            <text:p>3.00E+030</text:p>
          </table:table-cell>
          <table:table-cell table:formula="of:=[.$A$1] * POWER(10; ([.$B22]-[.J$2]))" office:value-type="float" office:value="3E+027" calcext:value-type="float">
            <text:p>3.00E+027</text:p>
          </table:table-cell>
          <table:table-cell table:formula="of:=[.$A$1] * POWER(10; ([.$B22]-[.K$2]))" office:value-type="float" office:value="3E+026" calcext:value-type="float">
            <text:p>3.00E+026</text:p>
          </table:table-cell>
          <table:table-cell table:formula="of:=[.$A$1] * POWER(10; ([.$B22]-[.L$2]))" office:value-type="float" office:value="3E+025" calcext:value-type="float">
            <text:p>3.00E+025</text:p>
          </table:table-cell>
          <table:table-cell table:formula="of:=[.$A$1] * POWER(10; ([.$B22]-[.M$2]))" office:value-type="float" office:value="3E+024" calcext:value-type="float">
            <text:p>3.00E+024</text:p>
          </table:table-cell>
          <table:table-cell table:formula="of:=[.$A$1] * POWER(10; ([.$B22]-[.N$2]))" office:value-type="float" office:value="3E+023" calcext:value-type="float">
            <text:p>3.00E+023</text:p>
          </table:table-cell>
          <table:table-cell table:formula="of:=[.$A$1] * POWER(10; ([.$B22]-[.O$2]))" office:value-type="float" office:value="3E+022" calcext:value-type="float">
            <text:p>3.00E+022</text:p>
          </table:table-cell>
          <table:table-cell table:formula="of:=[.$A$1] * POWER(10; ([.$B22]-[.P$2]))" office:value-type="float" office:value="3E+021" calcext:value-type="float">
            <text:p>3.00E+021</text:p>
          </table:table-cell>
          <table:table-cell table:formula="of:=[.$A$1] * POWER(10; ([.$B22]-[.Q$2]))" office:value-type="float" office:value="3E+018" calcext:value-type="float">
            <text:p>3.00E+018</text:p>
          </table:table-cell>
          <table:table-cell table:formula="of:=[.$A$1] * POWER(10; ([.$B22]-[.R$2]))" office:value-type="float" office:value="3E+015" calcext:value-type="float">
            <text:p>3.00E+015</text:p>
          </table:table-cell>
          <table:table-cell table:formula="of:=[.$A$1] * POWER(10; ([.$B22]-[.S$2]))" office:value-type="float" office:value="3000000000000" calcext:value-type="float">
            <text:p>3.00E+012</text:p>
          </table:table-cell>
          <table:table-cell table:formula="of:=[.$A$1] * POWER(10; ([.$B22]-[.T$2]))" office:value-type="float" office:value="3000000000" calcext:value-type="float">
            <text:p>3.00E+009</text:p>
          </table:table-cell>
          <table:table-cell table:formula="of:=[.$A$1] * POWER(10; ([.$B22]-[.U$2]))" office:value-type="float" office:value="3000000" calcext:value-type="float">
            <text:p>3.00E+006</text:p>
          </table:table-cell>
          <table:table-cell table:formula="of:=[.$A$1] * POWER(10; ([.$B22]-[.V$2]))" office:value-type="float" office:value="3000" calcext:value-type="float">
            <text:p>3.00E+003</text:p>
          </table:table-cell>
          <table:table-cell table:formula="of:=[.$A$1] * POWER(10; ([.$B22]-[.W$2]))" office:value-type="float" office:value="3" calcext:value-type="float">
            <text:p>3.00E+000</text:p>
          </table:table-cell>
          <table:table-cell/>
        </table:table-row>
        <table:table-row table:style-name="ro1">
          <table:table-cell table:formula="of:=[.$W1]" office:value-type="string" office:string-value="yotta" calcext:value-type="string">
            <text:p>yotta</text:p>
          </table:table-cell>
          <table:table-cell table:formula="of:=[.$W2]" office:value-type="float" office:value="24" calcext:value-type="float">
            <text:p>24</text:p>
          </table:table-cell>
          <table:table-cell table:style-name="ce1" table:formula="of:=[.$A$1] * POWER(10; ([.$B23]-[.C$2]))" office:value-type="float" office:value="3E+051" calcext:value-type="float">
            <text:p>3.00E+051</text:p>
          </table:table-cell>
          <table:table-cell table:formula="of:=[.$A$1] * POWER(10; ([.$B23]-[.D$2]))" office:value-type="float" office:value="3E+048" calcext:value-type="float">
            <text:p>3.00E+048</text:p>
          </table:table-cell>
          <table:table-cell table:formula="of:=[.$A$1] * POWER(10; ([.$B23]-[.E$2]))" office:value-type="float" office:value="3E+045" calcext:value-type="float">
            <text:p>3.00E+045</text:p>
          </table:table-cell>
          <table:table-cell table:formula="of:=[.$A$1] * POWER(10; ([.$B23]-[.F$2]))" office:value-type="float" office:value="3E+042" calcext:value-type="float">
            <text:p>3.00E+042</text:p>
          </table:table-cell>
          <table:table-cell table:formula="of:=[.$A$1] * POWER(10; ([.$B23]-[.G$2]))" office:value-type="float" office:value="3E+039" calcext:value-type="float">
            <text:p>3.00E+039</text:p>
          </table:table-cell>
          <table:table-cell table:formula="of:=[.$A$1] * POWER(10; ([.$B23]-[.H$2]))" office:value-type="float" office:value="3E+036" calcext:value-type="float">
            <text:p>3.00E+036</text:p>
          </table:table-cell>
          <table:table-cell table:formula="of:=[.$A$1] * POWER(10; ([.$B23]-[.I$2]))" office:value-type="float" office:value="3E+033" calcext:value-type="float">
            <text:p>3.00E+033</text:p>
          </table:table-cell>
          <table:table-cell table:style-name="ce1" table:formula="of:=[.$A$1] * POWER(10; ([.$B23]-[.J$2]))" office:value-type="float" office:value="3E+030" calcext:value-type="float">
            <text:p>3.00E+030</text:p>
          </table:table-cell>
          <table:table-cell table:formula="of:=[.$A$1] * POWER(10; ([.$B23]-[.K$2]))" office:value-type="float" office:value="3E+029" calcext:value-type="float">
            <text:p>3.00E+029</text:p>
          </table:table-cell>
          <table:table-cell table:style-name="ce1" table:formula="of:=[.$A$1] * POWER(10; ([.$B23]-[.L$2]))" office:value-type="float" office:value="3E+028" calcext:value-type="float">
            <text:p>3.00E+028</text:p>
          </table:table-cell>
          <table:table-cell table:formula="of:=[.$A$1] * POWER(10; ([.$B23]-[.M$2]))" office:value-type="float" office:value="3E+027" calcext:value-type="float">
            <text:p>3.00E+027</text:p>
          </table:table-cell>
          <table:table-cell table:style-name="ce1" table:formula="of:=[.$A$1] * POWER(10; ([.$B23]-[.N$2]))" office:value-type="float" office:value="3E+026" calcext:value-type="float">
            <text:p>3.00E+026</text:p>
          </table:table-cell>
          <table:table-cell table:formula="of:=[.$A$1] * POWER(10; ([.$B23]-[.O$2]))" office:value-type="float" office:value="3E+025" calcext:value-type="float">
            <text:p>3.00E+025</text:p>
          </table:table-cell>
          <table:table-cell table:style-name="ce1" table:formula="of:=[.$A$1] * POWER(10; ([.$B23]-[.P$2]))" office:value-type="float" office:value="3E+024" calcext:value-type="float">
            <text:p>3.00E+024</text:p>
          </table:table-cell>
          <table:table-cell table:formula="of:=[.$A$1] * POWER(10; ([.$B23]-[.Q$2]))" office:value-type="float" office:value="3E+021" calcext:value-type="float">
            <text:p>3.00E+021</text:p>
          </table:table-cell>
          <table:table-cell table:formula="of:=[.$A$1] * POWER(10; ([.$B23]-[.R$2]))" office:value-type="float" office:value="3E+018" calcext:value-type="float">
            <text:p>3.00E+018</text:p>
          </table:table-cell>
          <table:table-cell table:formula="of:=[.$A$1] * POWER(10; ([.$B23]-[.S$2]))" office:value-type="float" office:value="3E+015" calcext:value-type="float">
            <text:p>3.00E+015</text:p>
          </table:table-cell>
          <table:table-cell table:formula="of:=[.$A$1] * POWER(10; ([.$B23]-[.T$2]))" office:value-type="float" office:value="3000000000000" calcext:value-type="float">
            <text:p>3.00E+012</text:p>
          </table:table-cell>
          <table:table-cell table:formula="of:=[.$A$1] * POWER(10; ([.$B23]-[.U$2]))" office:value-type="float" office:value="3000000000" calcext:value-type="float">
            <text:p>3.00E+009</text:p>
          </table:table-cell>
          <table:table-cell table:formula="of:=[.$A$1] * POWER(10; ([.$B23]-[.V$2]))" office:value-type="float" office:value="3000000" calcext:value-type="float">
            <text:p>3.00E+006</text:p>
          </table:table-cell>
          <table:table-cell table:formula="of:=[.$A$1] * POWER(10; ([.$B23]-[.W$2]))" office:value-type="float" office:value="3000" calcext:value-type="float">
            <text:p>3.00E+0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kert </meta:initial-creator>
    <meta:creation-date>2014-11-05T10:50:44.078830298</meta:creation-date>
    <dc:date>2014-11-05T15:34:13.402893074</dc:date>
    <dc:creator>Deckert </dc:creator>
    <meta:editing-duration>PT3H11M6S</meta:editing-duration>
    <meta:editing-cycles>1</meta:editing-cycles>
    <meta:document-statistic meta:table-count="1" meta:cell-count="526" meta:object-count="0"/>
    <meta:generator>LibreOffice/4.2.6.3$Linux_X86_64 LibreOffice_project/420m0$Build-3</meta:generator>
  </office:meta>
</office:document-meta>
</file>